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135800" table:style-name="ce7">
            <text:p>10.135.80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4026000" table:style-name="ce9">
            <text:p>14.026.000</text:p>
          </table:table-cell>
          <table:table-cell office:value-type="float" office:value="13811001" table:style-name="ce9">
            <text:p>13.811.001</text:p>
          </table:table-cell>
          <table:table-cell office:value-type="percentage" office:value="0.9846713959788963" table:style-name="ce10">
            <text:p>98,5%</text:p>
          </table:table-cell>
          <table:table-cell office:value-type="float" office:value="6895160" table:style-name="ce8">
            <text:p>6.895.160</text:p>
          </table:table-cell>
          <table:table-cell office:value-type="float" office:value="6788678" table:style-name="ce8">
            <text:p>6.788.678</text:p>
          </table:table-cell>
          <table:table-cell office:value-type="float" office:value="884554" table:style-name="ce8">
            <text:p>884.554</text:p>
          </table:table-cell>
          <table:table-cell office:value-type="date" office:date-value="2021-12-01T00:00:00" table:style-name="ce11">
            <text:p>01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675761" table:style-name="ce7">
            <text:p>1.675.761</text:p>
          </table:table-cell>
          <table:table-cell office:value-type="float" office:value="293490" table:style-name="ce7">
            <text:p>293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288016" table:style-name="ce14">
            <text:p>2.288.016</text:p>
          </table:table-cell>
          <table:table-cell office:value-type="float" office:value="2171919" table:style-name="ce14">
            <text:p>2.171.919</text:p>
          </table:table-cell>
          <table:table-cell office:value-type="percentage" office:value="0.94925865903035644" table:style-name="ce15">
            <text:p>94,9%</text:p>
          </table:table-cell>
          <table:table-cell office:value-type="float" office:value="1074351" table:style-name="ce13">
            <text:p>1.074.351</text:p>
          </table:table-cell>
          <table:table-cell office:value-type="float" office:value="1055633" table:style-name="ce13">
            <text:p>1.055.633</text:p>
          </table:table-cell>
          <table:table-cell office:value-type="float" office:value="169672" table:style-name="ce13">
            <text:p>169.672</text:p>
          </table:table-cell>
          <table:table-cell office:value-type="date" office:date-value="2021-12-01T00:00:00" table:style-name="ce16">
            <text:p>01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30645" table:style-name="ce7">
            <text:p>1.430.645</text:p>
          </table:table-cell>
          <table:table-cell office:value-type="float" office:value="191040" table:style-name="ce7">
            <text:p>19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885585" table:style-name="ce14">
            <text:p>1.885.585</text:p>
          </table:table-cell>
          <table:table-cell office:value-type="float" office:value="1844359" table:style-name="ce14">
            <text:p>1.844.359</text:p>
          </table:table-cell>
          <table:table-cell office:value-type="percentage" office:value="0.97813622827928737" table:style-name="ce15">
            <text:p>97,8%</text:p>
          </table:table-cell>
          <table:table-cell office:value-type="float" office:value="875101" table:style-name="ce13">
            <text:p>875.101</text:p>
          </table:table-cell>
          <table:table-cell office:value-type="float" office:value="867163" table:style-name="ce13">
            <text:p>867.163</text:p>
          </table:table-cell>
          <table:table-cell office:value-type="float" office:value="176632" table:style-name="ce13">
            <text:p>176.632</text:p>
          </table:table-cell>
          <table:table-cell office:value-type="date" office:date-value="2021-11-29T00:00:00" table:style-name="ce16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335070" table:style-name="ce7">
            <text:p>335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7130" table:style-name="ce13">
            <text:p>57.130</text:p>
          </table:table-cell>
          <table:table-cell office:value-type="float" office:value="1936484" table:style-name="ce14">
            <text:p>1.936.484</text:p>
          </table:table-cell>
          <table:table-cell office:value-type="float" office:value="1736618" table:style-name="ce14">
            <text:p>1.736.618</text:p>
          </table:table-cell>
          <table:table-cell office:value-type="percentage" office:value="0.89678923244395514" table:style-name="ce15">
            <text:p>89,7%</text:p>
          </table:table-cell>
          <table:table-cell office:value-type="float" office:value="870994" table:style-name="ce13">
            <text:p>870.994</text:p>
          </table:table-cell>
          <table:table-cell office:value-type="float" office:value="853665" table:style-name="ce13">
            <text:p>853.665</text:p>
          </table:table-cell>
          <table:table-cell office:value-type="float" office:value="110652" table:style-name="ce13">
            <text:p>110.652</text:p>
          </table:table-cell>
          <table:table-cell office:value-type="date" office:date-value="2021-12-01T00:00:00" table:style-name="ce16">
            <text:p>01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403150" table:style-name="ce7">
            <text:p>2.403.15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67300" table:style-name="ce14">
            <text:p>3.567.300</text:p>
          </table:table-cell>
          <table:table-cell office:value-type="float" office:value="3335049" table:style-name="ce14">
            <text:p>3.335.049</text:p>
          </table:table-cell>
          <table:table-cell office:value-type="percentage" office:value="0.9348944579934404" table:style-name="ce15">
            <text:p>93,5%</text:p>
          </table:table-cell>
          <table:table-cell office:value-type="float" office:value="1694426" table:style-name="ce13">
            <text:p>1.694.426</text:p>
          </table:table-cell>
          <table:table-cell office:value-type="float" office:value="1650900" table:style-name="ce13">
            <text:p>1.650.900</text:p>
          </table:table-cell>
          <table:table-cell office:value-type="float" office:value="163657" table:style-name="ce13">
            <text:p>163.657</text:p>
          </table:table-cell>
          <table:table-cell office:value-type="date" office:date-value="2021-12-01T00:00:00" table:style-name="ce16">
            <text:p>01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23245" table:style-name="ce7">
            <text:p>823.24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085545" table:style-name="ce14">
            <text:p>1.085.545</text:p>
          </table:table-cell>
          <table:table-cell office:value-type="float" office:value="1005762" table:style-name="ce14">
            <text:p>1.005.762</text:p>
          </table:table-cell>
          <table:table-cell office:value-type="percentage" office:value="0.92650419835197984" table:style-name="ce15">
            <text:p>92,7%</text:p>
          </table:table-cell>
          <table:table-cell office:value-type="float" office:value="485728" table:style-name="ce13">
            <text:p>485.728</text:p>
          </table:table-cell>
          <table:table-cell office:value-type="float" office:value="480149" table:style-name="ce13">
            <text:p>480.149</text:p>
          </table:table-cell>
          <table:table-cell office:value-type="float" office:value="83938" table:style-name="ce13">
            <text:p>83.938</text:p>
          </table:table-cell>
          <table:table-cell office:value-type="date" office:date-value="2021-12-01T00:00:00" table:style-name="ce16">
            <text:p>01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735" table:style-name="ce7">
            <text:p>3.867.735</text:p>
          </table:table-cell>
          <table:table-cell office:value-type="float" office:value="410000" table:style-name="ce7">
            <text:p>410.000</text:p>
          </table:table-cell>
          <table:table-cell office:value-type="float" office:value="466170" table:style-name="ce7">
            <text:p>466.170</text:p>
          </table:table-cell>
          <table:table-cell office:value-type="float" office:value="98120" table:style-name="ce13">
            <text:p>98.120</text:p>
          </table:table-cell>
          <table:table-cell office:value-type="float" office:value="4842025" table:style-name="ce14">
            <text:p>4.842.025</text:p>
          </table:table-cell>
          <table:table-cell office:value-type="float" office:value="4163761" table:style-name="ce14">
            <text:p>4.163.761</text:p>
          </table:table-cell>
          <table:table-cell office:value-type="percentage" office:value="0.85992141717566517" table:style-name="ce15">
            <text:p>86,0%</text:p>
          </table:table-cell>
          <table:table-cell office:value-type="float" office:value="2016444" table:style-name="ce13">
            <text:p>2.016.444</text:p>
          </table:table-cell>
          <table:table-cell office:value-type="float" office:value="1978869" table:style-name="ce13">
            <text:p>1.978.869</text:p>
          </table:table-cell>
          <table:table-cell office:value-type="float" office:value="402876" table:style-name="ce13">
            <text:p>402.876</text:p>
          </table:table-cell>
          <table:table-cell office:value-type="date" office:date-value="2021-12-01T00:00:00" table:style-name="ce16">
            <text:p>01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461545" table:style-name="ce7">
            <text:p>2.461.545</text:p>
          </table:table-cell>
          <table:table-cell office:value-type="float" office:value="496270" table:style-name="ce7">
            <text:p>496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433650" table:style-name="ce14">
            <text:p>3.433.650</text:p>
          </table:table-cell>
          <table:table-cell office:value-type="float" office:value="3281060" table:style-name="ce14">
            <text:p>3.281.060</text:p>
          </table:table-cell>
          <table:table-cell office:value-type="percentage" office:value="0.95556040947679588" table:style-name="ce15">
            <text:p>95,6%</text:p>
          </table:table-cell>
          <table:table-cell office:value-type="float" office:value="1632068" table:style-name="ce13">
            <text:p>1.632.068</text:p>
          </table:table-cell>
          <table:table-cell office:value-type="float" office:value="1570608" table:style-name="ce13">
            <text:p>1.570.608</text:p>
          </table:table-cell>
          <table:table-cell office:value-type="float" office:value="249906" table:style-name="ce13">
            <text:p>249.906</text:p>
          </table:table-cell>
          <table:table-cell office:value-type="date" office:date-value="2021-12-01T00:00:00" table:style-name="ce16">
            <text:p>01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469080" table:style-name="ce7">
            <text:p>8.469.080</text:p>
          </table:table-cell>
          <table:table-cell office:value-type="float" office:value="1804900" table:style-name="ce7">
            <text:p>1.8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2164030" table:style-name="ce14">
            <text:p>12.164.030</text:p>
          </table:table-cell>
          <table:table-cell office:value-type="float" office:value="11931566" table:style-name="ce14">
            <text:p>11.931.566</text:p>
          </table:table-cell>
          <table:table-cell office:value-type="percentage" office:value="0.98088922832317904" table:style-name="ce15">
            <text:p>98,1%</text:p>
          </table:table-cell>
          <table:table-cell office:value-type="float" office:value="6058138" table:style-name="ce13">
            <text:p>6.058.138</text:p>
          </table:table-cell>
          <table:table-cell office:value-type="float" office:value="5918103" table:style-name="ce13">
            <text:p>5.918.103</text:p>
          </table:table-cell>
          <table:table-cell office:value-type="float" office:value="691491" table:style-name="ce13">
            <text:p>691.491</text:p>
          </table:table-cell>
          <table:table-cell office:value-type="date" office:date-value="2021-12-01T00:00:00" table:style-name="ce16">
            <text:p>01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197680" table:style-name="ce7">
            <text:p>6.197.68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8488355" table:style-name="ce14">
            <text:p>8.488.355</text:p>
          </table:table-cell>
          <table:table-cell office:value-type="float" office:value="8168371" table:style-name="ce14">
            <text:p>8.168.371</text:p>
          </table:table-cell>
          <table:table-cell office:value-type="percentage" office:value="0.96230317888448347" table:style-name="ce15">
            <text:p>96,2%</text:p>
          </table:table-cell>
          <table:table-cell office:value-type="float" office:value="4093220" table:style-name="ce13">
            <text:p>4.093.220</text:p>
          </table:table-cell>
          <table:table-cell office:value-type="float" office:value="4029904" table:style-name="ce13">
            <text:p>4.029.904</text:p>
          </table:table-cell>
          <table:table-cell office:value-type="float" office:value="506266" table:style-name="ce13">
            <text:p>506.266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377755" table:style-name="ce7">
            <text:p>1.377.755</text:p>
          </table:table-cell>
          <table:table-cell office:value-type="float" office:value="214190" table:style-name="ce7">
            <text:p>214.190</text:p>
          </table:table-cell>
          <table:table-cell office:value-type="float" office:value="185700" table:style-name="ce7">
            <text:p>185.700</text:p>
          </table:table-cell>
          <table:table-cell office:value-type="float" office:value="49905" table:style-name="ce13">
            <text:p>49.905</text:p>
          </table:table-cell>
          <table:table-cell office:value-type="float" office:value="1827550" table:style-name="ce14">
            <text:p>1.827.550</text:p>
          </table:table-cell>
          <table:table-cell office:value-type="float" office:value="1868960" table:style-name="ce14">
            <text:p>1.868.960</text:p>
          </table:table-cell>
          <table:table-cell office:value-type="percentage" office:value="1.0226587507865721" table:style-name="ce15">
            <text:p>102,3%</text:p>
          </table:table-cell>
          <table:table-cell office:value-type="float" office:value="901928" table:style-name="ce13">
            <text:p>901.928</text:p>
          </table:table-cell>
          <table:table-cell office:value-type="float" office:value="888400" table:style-name="ce13">
            <text:p>888.400</text:p>
          </table:table-cell>
          <table:table-cell office:value-type="float" office:value="170413" table:style-name="ce13">
            <text:p>170.413</text:p>
          </table:table-cell>
          <table:table-cell office:value-type="date" office:date-value="2021-12-01T00:00:00" table:style-name="ce16">
            <text:p>01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537400" table:style-name="ce7">
            <text:p>53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108079" table:style-name="ce14">
            <text:p>5.108.079</text:p>
          </table:table-cell>
          <table:table-cell office:value-type="float" office:value="4831393" table:style-name="ce14">
            <text:p>4.831.393</text:p>
          </table:table-cell>
          <table:table-cell office:value-type="percentage" office:value="0.94583364900973532" table:style-name="ce15">
            <text:p>94,6%</text:p>
          </table:table-cell>
          <table:table-cell office:value-type="float" office:value="2318391" table:style-name="ce13">
            <text:p>2.318.391</text:p>
          </table:table-cell>
          <table:table-cell office:value-type="float" office:value="2297011" table:style-name="ce13">
            <text:p>2.297.011</text:p>
          </table:table-cell>
          <table:table-cell office:value-type="float" office:value="423694" table:style-name="ce13">
            <text:p>423.694</text:p>
          </table:table-cell>
          <table:table-cell office:value-type="date" office:date-value="2021-12-01T00:00:00" table:style-name="ce16">
            <text:p>01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67600" table:style-name="ce7">
            <text:p>67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57305" table:style-name="ce14">
            <text:p>557.305</text:p>
          </table:table-cell>
          <table:table-cell office:value-type="float" office:value="533250" table:style-name="ce14">
            <text:p>533.250</text:p>
          </table:table-cell>
          <table:table-cell office:value-type="percentage" office:value="0.95683692053722824" table:style-name="ce15">
            <text:p>95,7%</text:p>
          </table:table-cell>
          <table:table-cell office:value-type="float" office:value="262158" table:style-name="ce13">
            <text:p>262.158</text:p>
          </table:table-cell>
          <table:table-cell office:value-type="float" office:value="257426" table:style-name="ce13">
            <text:p>257.426</text:p>
          </table:table-cell>
          <table:table-cell office:value-type="float" office:value="49270" table:style-name="ce13">
            <text:p>49.270</text:p>
          </table:table-cell>
          <table:table-cell office:value-type="date" office:date-value="2021-12-01T00:00:00" table:style-name="ce16">
            <text:p>01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85" table:style-name="ce7">
            <text:p>7.637.685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27035" table:style-name="ce14">
            <text:p>10.827.035</text:p>
          </table:table-cell>
          <table:table-cell office:value-type="float" office:value="10620537" table:style-name="ce14">
            <text:p>10.620.537</text:p>
          </table:table-cell>
          <table:table-cell office:value-type="percentage" office:value="0.98092755772933216" table:style-name="ce15">
            <text:p>98,1%</text:p>
          </table:table-cell>
          <table:table-cell office:value-type="float" office:value="5414945" table:style-name="ce13">
            <text:p>5.414.945</text:p>
          </table:table-cell>
          <table:table-cell office:value-type="float" office:value="5295476" table:style-name="ce13">
            <text:p>5.295.476</text:p>
          </table:table-cell>
          <table:table-cell office:value-type="float" office:value="633498" table:style-name="ce13">
            <text:p>633.498</text:p>
          </table:table-cell>
          <table:table-cell office:value-type="date" office:date-value="2021-12-01T00:00:00" table:style-name="ce16">
            <text:p>01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98000" table:style-name="ce7">
            <text:p>4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507175" table:style-name="ce14">
            <text:p>2.507.175</text:p>
          </table:table-cell>
          <table:table-cell office:value-type="float" office:value="2406658" table:style-name="ce14">
            <text:p>2.406.658</text:p>
          </table:table-cell>
          <table:table-cell office:value-type="percentage" office:value="0.95990826328437384" table:style-name="ce15">
            <text:p>96,0%</text:p>
          </table:table-cell>
          <table:table-cell office:value-type="float" office:value="1202997" table:style-name="ce13">
            <text:p>1.202.997</text:p>
          </table:table-cell>
          <table:table-cell office:value-type="float" office:value="1174204" table:style-name="ce13">
            <text:p>1.174.204</text:p>
          </table:table-cell>
          <table:table-cell office:value-type="float" office:value="159464" table:style-name="ce13">
            <text:p>159.464</text:p>
          </table:table-cell>
          <table:table-cell office:value-type="date" office:date-value="2021-11-30T00:00:00" table:style-name="ce16">
            <text:p>3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04525" table:style-name="ce7">
            <text:p>804.52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116375" table:style-name="ce14">
            <text:p>1.116.375</text:p>
          </table:table-cell>
          <table:table-cell office:value-type="float" office:value="1084176" table:style-name="ce14">
            <text:p>1.084.176</text:p>
          </table:table-cell>
          <table:table-cell office:value-type="percentage" office:value="0.97115754114880748" table:style-name="ce15">
            <text:p>97,1%</text:p>
          </table:table-cell>
          <table:table-cell office:value-type="float" office:value="532365" table:style-name="ce13">
            <text:p>532.365</text:p>
          </table:table-cell>
          <table:table-cell office:value-type="float" office:value="524989" table:style-name="ce13">
            <text:p>524.989</text:p>
          </table:table-cell>
          <table:table-cell office:value-type="float" office:value="96774" table:style-name="ce13">
            <text:p>96.774</text:p>
          </table:table-cell>
          <table:table-cell office:value-type="date" office:date-value="2021-12-01T00:00:00" table:style-name="ce16">
            <text:p>01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748150" table:style-name="ce7">
            <text:p>2.748.15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819750" table:style-name="ce14">
            <text:p>3.819.750</text:p>
          </table:table-cell>
          <table:table-cell office:value-type="float" office:value="3686752" table:style-name="ce14">
            <text:p>3.686.752</text:p>
          </table:table-cell>
          <table:table-cell office:value-type="percentage" office:value="0.96518149093527061" table:style-name="ce15">
            <text:p>96,5%</text:p>
          </table:table-cell>
          <table:table-cell office:value-type="float" office:value="1826538" table:style-name="ce13">
            <text:p>1.826.538</text:p>
          </table:table-cell>
          <table:table-cell office:value-type="float" office:value="1793908" table:style-name="ce13">
            <text:p>1.793.908</text:p>
          </table:table-cell>
          <table:table-cell office:value-type="float" office:value="306834" table:style-name="ce13">
            <text:p>306.834</text:p>
          </table:table-cell>
          <table:table-cell office:value-type="date" office:date-value="2021-12-01T00:00:00" table:style-name="ce16">
            <text:p>01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2225" table:style-name="ce14">
            <text:p>142.225</text:p>
          </table:table-cell>
          <table:table-cell office:value-type="float" office:value="121935" table:style-name="ce14">
            <text:p>121.935</text:p>
          </table:table-cell>
          <table:table-cell office:value-type="percentage" office:value="0.85733872385304977" table:style-name="ce15">
            <text:p>85,7%</text:p>
          </table:table-cell>
          <table:table-cell office:value-type="float" office:value="63335" table:style-name="ce13">
            <text:p>63.335</text:p>
          </table:table-cell>
          <table:table-cell office:value-type="float" office:value="60762" table:style-name="ce13">
            <text:p>60.762</text:p>
          </table:table-cell>
          <table:table-cell office:value-type="float" office:value="5985" table:style-name="ce13">
            <text:p>5.985</text:p>
          </table:table-cell>
          <table:table-cell office:value-type="date" office:date-value="2021-12-01T00:00:00" table:style-name="ce16">
            <text:p>01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10877" table:style-name="ce14">
            <text:p>110.877</text:p>
          </table:table-cell>
          <table:table-cell office:value-type="percentage" office:value="0.78580439404677538" table:style-name="ce15">
            <text:p>78,6%</text:p>
          </table:table-cell>
          <table:table-cell office:value-type="float" office:value="60261" table:style-name="ce13">
            <text:p>60.261</text:p>
          </table:table-cell>
          <table:table-cell office:value-type="float" office:value="57811" table:style-name="ce13">
            <text:p>57.811</text:p>
          </table:table-cell>
          <table:table-cell office:value-type="float" office:value="3755" table:style-name="ce13">
            <text:p>3.755</text:p>
          </table:table-cell>
          <table:table-cell office:value-type="date" office:date-value="2021-12-01T00:00:00" table:style-name="ce17">
            <text:p>01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7746" table:style-name="ce14">
            <text:p>177.746</text:p>
          </table:table-cell>
          <table:table-cell office:value-type="percentage" office:value="0.83748433362545827" table:style-name="ce15">
            <text:p>83,7%</text:p>
          </table:table-cell>
          <table:table-cell office:value-type="float" office:value="95248" table:style-name="ce13">
            <text:p>95.248</text:p>
          </table:table-cell>
          <table:table-cell office:value-type="float" office:value="89105" table:style-name="ce13">
            <text:p>89.105</text:p>
          </table:table-cell>
          <table:table-cell office:value-type="float" office:value="146" table:style-name="ce13">
            <text:p>146</text:p>
          </table:table-cell>
          <table:table-cell office:value-type="date" office:date-value="2021-11-29T00:00:00" table:style-name="ce17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5540" table:style-name="ce7">
            <text:p>5.540</text:p>
          </table:table-cell>
          <table:table-cell office:value-type="float" office:value="0" table:style-name="ce7">
            <text:p>0</text:p>
          </table:table-cell>
          <table:table-cell office:value-type="float" office:value="4375" table:style-name="ce13">
            <text:p>4.375</text:p>
          </table:table-cell>
          <table:table-cell office:value-type="float" office:value="9915" table:style-name="ce14">
            <text:p>9.915</text:p>
          </table:table-cell>
          <table:table-cell office:value-type="float" office:value="7814" table:style-name="ce14">
            <text:p>7.814</text:p>
          </table:table-cell>
          <table:table-cell office:value-type="percentage" office:value="0.78809884014120024" table:style-name="ce15">
            <text:p>78,8%</text:p>
          </table:table-cell>
          <table:table-cell office:value-type="float" office:value="5982" table:style-name="ce13">
            <text:p>5.982</text:p>
          </table:table-cell>
          <table:table-cell office:value-type="float" office:value="5674" table:style-name="ce13">
            <text:p>5.674</text:p>
          </table:table-cell>
          <table:table-cell office:value-type="float" office:value="5" table:style-name="ce13">
            <text:p>5</text:p>
          </table:table-cell>
          <table:table-cell office:value-type="date" office:date-value="2021-12-01T00:00:00" table:style-name="ce17">
            <text:p>01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7578157" table:style-name="ce19">
            <text:p>57.578.157</text:p>
          </table:table-cell>
          <table:table-cell office:value-type="float" office:value="11203720" table:style-name="ce20">
            <text:p>11.203.720</text:p>
          </table:table-cell>
          <table:table-cell office:value-type="float" office:value="9051420" table:style-name="ce21">
            <text:p>9.051.420</text:p>
          </table:table-cell>
          <table:table-cell office:value-type="float" office:value="2152440" table:style-name="ce22">
            <text:p>2.152.440</text:p>
          </table:table-cell>
          <table:table-cell office:value-type="float" office:value="79985737" table:style-name="ce23">
            <text:p>79.985.737</text:p>
          </table:table-cell>
          <table:table-cell office:value-type="float" office:value="76899564" table:style-name="ce23">
            <text:p>76.899.564</text:p>
          </table:table-cell>
          <table:table-cell office:value-type="percentage" office:value="0.96141595844769179" table:style-name="ce24">
            <text:p>96,1%</text:p>
          </table:table-cell>
          <table:table-cell office:value-type="float" office:value="38379778" table:style-name="ce23">
            <text:p>38.379.778</text:p>
          </table:table-cell>
          <table:table-cell office:value-type="float" office:value="37638438" table:style-name="ce23">
            <text:p>37.638.438</text:p>
          </table:table-cell>
          <table:table-cell office:value-type="float" office:value="5289482" table:style-name="ce23">
            <text:p>5.289.482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95160" table:style-name="ce31">
            <text:p>6.895.160</text:p>
          </table:table-cell>
          <table:table-cell office:value-type="percentage" office:value="0.92527953998772139" table:style-name="ce32">
            <text:p>92,5%</text:p>
          </table:table-cell>
          <table:table-cell office:value-type="float" office:value="6788678" table:style-name="ce31">
            <text:p>6.788.678</text:p>
          </table:table-cell>
          <table:table-cell office:value-type="percentage" office:value="0.91099044213111291" table:style-name="ce32">
            <text:p>91,1%</text:p>
          </table:table-cell>
          <table:table-cell office:value-type="date" office:date-value="2021-12-01T00:00:00" table:style-name="ce33">
            <text:p>0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74351" table:style-name="ce31">
            <text:p>1.074.351</text:p>
          </table:table-cell>
          <table:table-cell office:value-type="percentage" office:value="0.90652280670371455" table:style-name="ce32">
            <text:p>90,7%</text:p>
          </table:table-cell>
          <table:table-cell office:value-type="float" office:value="1055633" table:style-name="ce31">
            <text:p>1.055.633</text:p>
          </table:table-cell>
          <table:table-cell office:value-type="percentage" office:value="0.89072881210057264" table:style-name="ce32">
            <text:p>89,1%</text:p>
          </table:table-cell>
          <table:table-cell office:value-type="date" office:date-value="2021-12-01T00:00:00" table:style-name="ce33">
            <text:p>0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5101" table:style-name="ce31">
            <text:p>875.101</text:p>
          </table:table-cell>
          <table:table-cell office:value-type="percentage" office:value="0.93701220759224224" table:style-name="ce32">
            <text:p>93,7%</text:p>
          </table:table-cell>
          <table:table-cell office:value-type="float" office:value="867163" table:style-name="ce31">
            <text:p>867.163</text:p>
          </table:table-cell>
          <table:table-cell office:value-type="percentage" office:value="0.92851261394091833" table:style-name="ce32">
            <text:p>92,9%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70994" table:style-name="ce31">
            <text:p>870.994</text:p>
          </table:table-cell>
          <table:table-cell office:value-type="percentage" office:value="0.84164825045150726" table:style-name="ce32">
            <text:p>84,2%</text:p>
          </table:table-cell>
          <table:table-cell office:value-type="float" office:value="853665" table:style-name="ce31">
            <text:p>853.665</text:p>
          </table:table-cell>
          <table:table-cell office:value-type="percentage" office:value="0.82490310349059348" table:style-name="ce32">
            <text:p>82,5%</text:p>
          </table:table-cell>
          <table:table-cell office:value-type="date" office:date-value="2021-12-01T00:00:00" table:style-name="ce33">
            <text:p>0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94426" table:style-name="ce31">
            <text:p>1.694.426</text:p>
          </table:table-cell>
          <table:table-cell office:value-type="percentage" office:value="0.86416180549109689" table:style-name="ce32">
            <text:p>86,4%</text:p>
          </table:table-cell>
          <table:table-cell office:value-type="float" office:value="1650900" table:style-name="ce31">
            <text:p>1.650.900</text:p>
          </table:table-cell>
          <table:table-cell office:value-type="percentage" office:value="0.84196342872763508" table:style-name="ce32">
            <text:p>84,2%</text:p>
          </table:table-cell>
          <table:table-cell office:value-type="date" office:date-value="2021-12-01T00:00:00" table:style-name="ce33">
            <text:p>0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5728" table:style-name="ce31">
            <text:p>485.728</text:p>
          </table:table-cell>
          <table:table-cell office:value-type="percentage" office:value="0.92673722208548692" table:style-name="ce32">
            <text:p>92,7%</text:p>
          </table:table-cell>
          <table:table-cell office:value-type="float" office:value="480149" table:style-name="ce31">
            <text:p>480.149</text:p>
          </table:table-cell>
          <table:table-cell office:value-type="percentage" office:value="0.91609285535757556" table:style-name="ce32">
            <text:p>91,6%</text:p>
          </table:table-cell>
          <table:table-cell office:value-type="date" office:date-value="2021-12-01T00:00:00" table:style-name="ce33">
            <text:p>0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16444" table:style-name="ce31">
            <text:p>2.016.444</text:p>
          </table:table-cell>
          <table:table-cell office:value-type="percentage" office:value="0.92656690191811342" table:style-name="ce32">
            <text:p>92,7%</text:p>
          </table:table-cell>
          <table:table-cell office:value-type="float" office:value="1978869" table:style-name="ce31">
            <text:p>1.978.869</text:p>
          </table:table-cell>
          <table:table-cell office:value-type="percentage" office:value="0.90930098660403913" table:style-name="ce32">
            <text:p>90,9%</text:p>
          </table:table-cell>
          <table:table-cell office:value-type="date" office:date-value="2021-12-01T00:00:00" table:style-name="ce33">
            <text:p>0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32068" table:style-name="ce31">
            <text:p>1.632.068</text:p>
          </table:table-cell>
          <table:table-cell office:value-type="percentage" office:value="0.90230121451759859" table:style-name="ce32">
            <text:p>90,2%</text:p>
          </table:table-cell>
          <table:table-cell office:value-type="float" office:value="1570608" table:style-name="ce31">
            <text:p>1.570.608</text:p>
          </table:table-cell>
          <table:table-cell office:value-type="percentage" office:value="0.86832258578138688" table:style-name="ce32">
            <text:p>86,8%</text:p>
          </table:table-cell>
          <table:table-cell office:value-type="date" office:date-value="2021-12-01T00:00:00" table:style-name="ce33">
            <text:p>0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058138" table:style-name="ce31">
            <text:p>6.058.138</text:p>
          </table:table-cell>
          <table:table-cell office:value-type="percentage" office:value="0.88203559510567298" table:style-name="ce32">
            <text:p>88,2%</text:p>
          </table:table-cell>
          <table:table-cell office:value-type="float" office:value="5918103" table:style-name="ce31">
            <text:p>5.918.103</text:p>
          </table:table-cell>
          <table:table-cell office:value-type="percentage" office:value="0.86164717632739107" table:style-name="ce32">
            <text:p>86,2%</text:p>
          </table:table-cell>
          <table:table-cell office:value-type="date" office:date-value="2021-12-01T00:00:00" table:style-name="ce33">
            <text:p>0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93220" table:style-name="ce31">
            <text:p>4.093.220</text:p>
          </table:table-cell>
          <table:table-cell office:value-type="percentage" office:value="0.91194327496363448" table:style-name="ce32">
            <text:p>91,2%</text:p>
          </table:table-cell>
          <table:table-cell office:value-type="float" office:value="4029904" table:style-name="ce31">
            <text:p>4.029.904</text:p>
          </table:table-cell>
          <table:table-cell office:value-type="percentage" office:value="0.89783687452642436" table:style-name="ce32">
            <text:p>89,8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1928" table:style-name="ce31">
            <text:p>901.928</text:p>
          </table:table-cell>
          <table:table-cell office:value-type="percentage" office:value="0.94597545511659398" table:style-name="ce32">
            <text:p>94,6%</text:p>
          </table:table-cell>
          <table:table-cell office:value-type="float" office:value="888400" table:style-name="ce31">
            <text:p>888.400</text:p>
          </table:table-cell>
          <table:table-cell office:value-type="percentage" office:value="0.93178678821988237" table:style-name="ce32">
            <text:p>93,2%</text:p>
          </table:table-cell>
          <table:table-cell office:value-type="date" office:date-value="2021-12-01T00:00:00" table:style-name="ce33">
            <text:p>0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18391" table:style-name="ce31">
            <text:p>2.318.391</text:p>
          </table:table-cell>
          <table:table-cell office:value-type="percentage" office:value="0.94454831275002582" table:style-name="ce32">
            <text:p>94,5%</text:p>
          </table:table-cell>
          <table:table-cell office:value-type="float" office:value="2297011" table:style-name="ce31">
            <text:p>2.297.011</text:p>
          </table:table-cell>
          <table:table-cell office:value-type="percentage" office:value="0.9358377704270977" table:style-name="ce32">
            <text:p>93,6%</text:p>
          </table:table-cell>
          <table:table-cell office:value-type="date" office:date-value="2021-12-01T00:00:00" table:style-name="ce33">
            <text:p>0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2158" table:style-name="ce31">
            <text:p>262.158</text:p>
          </table:table-cell>
          <table:table-cell office:value-type="percentage" office:value="0.92318906926788036" table:style-name="ce32">
            <text:p>92,3%</text:p>
          </table:table-cell>
          <table:table-cell office:value-type="float" office:value="257426" table:style-name="ce31">
            <text:p>257.426</text:p>
          </table:table-cell>
          <table:table-cell office:value-type="percentage" office:value="0.90652533718350525" table:style-name="ce32">
            <text:p>90,7%</text:p>
          </table:table-cell>
          <table:table-cell office:value-type="date" office:date-value="2021-12-01T00:00:00" table:style-name="ce33">
            <text:p>0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14945" table:style-name="ce31">
            <text:p>5.414.945</text:p>
          </table:table-cell>
          <table:table-cell office:value-type="percentage" office:value="0.9058216906601726" table:style-name="ce32">
            <text:p>90,6%</text:p>
          </table:table-cell>
          <table:table-cell office:value-type="float" office:value="5295476" table:style-name="ce31">
            <text:p>5.295.476</text:p>
          </table:table-cell>
          <table:table-cell office:value-type="percentage" office:value="0.88583670252797908" table:style-name="ce32">
            <text:p>88,6%</text:p>
          </table:table-cell>
          <table:table-cell office:value-type="date" office:date-value="2021-12-01T00:00:00" table:style-name="ce33">
            <text:p>0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02997" table:style-name="ce31">
            <text:p>1.202.997</text:p>
          </table:table-cell>
          <table:table-cell office:value-type="percentage" office:value="0.91822229278312117" table:style-name="ce32">
            <text:p>91,8%</text:p>
          </table:table-cell>
          <table:table-cell office:value-type="float" office:value="1174204" table:style-name="ce31">
            <text:p>1.174.204</text:p>
          </table:table-cell>
          <table:table-cell office:value-type="percentage" office:value="0.89624520183767042" table:style-name="ce32">
            <text:p>89,6%</text:p>
          </table:table-cell>
          <table:table-cell office:value-type="date" office:date-value="2021-11-30T00:00:00" table:style-name="ce33">
            <text:p>3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2365" table:style-name="ce31">
            <text:p>532.365</text:p>
          </table:table-cell>
          <table:table-cell office:value-type="percentage" office:value="0.91573292692576291" table:style-name="ce32">
            <text:p>91,6%</text:p>
          </table:table-cell>
          <table:table-cell office:value-type="float" office:value="524989" table:style-name="ce31">
            <text:p>524.989</text:p>
          </table:table-cell>
          <table:table-cell office:value-type="percentage" office:value="0.90304530458206189" table:style-name="ce32">
            <text:p>90,3%</text:p>
          </table:table-cell>
          <table:table-cell office:value-type="date" office:date-value="2021-12-01T00:00:00" table:style-name="ce33">
            <text:p>01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26538" table:style-name="ce31">
            <text:p>1.826.538</text:p>
          </table:table-cell>
          <table:table-cell office:value-type="percentage" office:value="0.9206605230089776" table:style-name="ce32">
            <text:p>92,1%</text:p>
          </table:table-cell>
          <table:table-cell office:value-type="float" office:value="1793908" table:style-name="ce31">
            <text:p>1.793.908</text:p>
          </table:table-cell>
          <table:table-cell office:value-type="percentage" office:value="0.90421347790737938" table:style-name="ce32">
            <text:p>90,4%</text:p>
          </table:table-cell>
          <table:table-cell office:value-type="date" office:date-value="2021-12-01T00:00:00" table:style-name="ce33">
            <text:p>01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335" table:style-name="ce31">
            <text:p>63.335</text:p>
          </table:table-cell>
          <table:table-cell office:value-type="percentage" office:value="0.89248220953991408" table:style-name="ce32">
            <text:p>89,2%</text:p>
          </table:table-cell>
          <table:table-cell office:value-type="float" office:value="60762" table:style-name="ce31">
            <text:p>60.762</text:p>
          </table:table-cell>
          <table:table-cell office:value-type="percentage" office:value="0.85622489959839354" table:style-name="ce32">
            <text:p>85,6%</text:p>
          </table:table-cell>
          <table:table-cell office:value-type="date" office:date-value="2021-12-01T00:00:00" table:style-name="ce33">
            <text:p>01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0261" table:style-name="ce31">
            <text:p>60.261</text:p>
          </table:table-cell>
          <table:table-cell office:value-type="percentage" office:value="0.84962003186374724" table:style-name="ce32">
            <text:p>85,0%</text:p>
          </table:table-cell>
          <table:table-cell office:value-type="float" office:value="57811" table:style-name="ce31">
            <text:p>57.811</text:p>
          </table:table-cell>
          <table:table-cell office:value-type="percentage" office:value="0.81507747402258657" table:style-name="ce32">
            <text:p>81,5%</text:p>
          </table:table-cell>
          <table:table-cell office:value-type="date" office:date-value="2021-12-01T00:00:00" table:style-name="ce33">
            <text:p>01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248" table:style-name="ce31">
            <text:p>95.248</text:p>
          </table:table-cell>
          <table:table-cell office:value-type="string" table:style-name="ce32">
            <text:p>-</text:p>
          </table:table-cell>
          <table:table-cell office:value-type="float" office:value="89105" table:style-name="ce31">
            <text:p>89.105</text:p>
          </table:table-cell>
          <table:table-cell office:value-type="string" table:style-name="ce32">
            <text:p>-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982" table:style-name="ce31">
            <text:p>5.982</text:p>
          </table:table-cell>
          <table:table-cell office:value-type="string" table:style-name="ce32">
            <text:p>-</text:p>
          </table:table-cell>
          <table:table-cell office:value-type="float" office:value="5674" table:style-name="ce31">
            <text:p>5.674</text:p>
          </table:table-cell>
          <table:table-cell office:value-type="string" table:style-name="ce32">
            <text:p>-</text:p>
          </table:table-cell>
          <table:table-cell office:value-type="date" office:date-value="2021-12-01T00:00:00" table:style-name="ce33">
            <text:p>01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379778" table:style-name="ce34">
            <text:p>38.379.778</text:p>
          </table:table-cell>
          <table:table-cell office:value-type="percentage" office:value="0.91120454981925736" table:style-name="ce24">
            <text:p>91,1%</text:p>
          </table:table-cell>
          <table:table-cell office:value-type="float" office:value="37638438" table:style-name="ce34">
            <text:p>37.638.438</text:p>
          </table:table-cell>
          <table:table-cell office:value-type="percentage" office:value="0.89360381276019962" table:style-name="ce24">
            <text:p>89,4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299" table:style-name="ce43">
            <text:p>434.299</text:p>
          </table:table-cell>
          <table:table-cell office:value-type="percentage" office:value="1" table:style-name="ce44">
            <text:p>100,0%</text:p>
          </table:table-cell>
          <table:table-cell office:value-type="float" office:value="654503" table:style-name="ce43">
            <text:p>654.503</text:p>
          </table:table-cell>
          <table:table-cell office:value-type="percentage" office:value="1" table:style-name="ce44">
            <text:p>100,0%</text:p>
          </table:table-cell>
          <table:table-cell office:value-type="float" office:value="931563" table:style-name="ce43">
            <text:p>931.563</text:p>
          </table:table-cell>
          <table:table-cell office:value-type="percentage" office:value="1" table:style-name="ce44">
            <text:p>100,0%</text:p>
          </table:table-cell>
          <table:table-cell office:value-type="float" office:value="1219410" table:style-name="ce43">
            <text:p>1.219.410</text:p>
          </table:table-cell>
          <table:table-cell office:value-type="percentage" office:value="0.96394447206805267" table:style-name="ce44">
            <text:p>96,4%</text:p>
          </table:table-cell>
          <table:table-cell office:value-type="float" office:value="1257848" table:style-name="ce43">
            <text:p>1.257.848</text:p>
          </table:table-cell>
          <table:table-cell office:value-type="percentage" office:value="0.90811875412420928" table:style-name="ce44">
            <text:p>90,8%</text:p>
          </table:table-cell>
          <table:table-cell office:value-type="float" office:value="939737" table:style-name="ce43">
            <text:p>939.737</text:p>
          </table:table-cell>
          <table:table-cell office:value-type="percentage" office:value="0.82417381954487612" table:style-name="ce44">
            <text:p>82,4%</text:p>
          </table:table-cell>
          <table:table-cell office:value-type="float" office:value="777995" table:style-name="ce43">
            <text:p>777.995</text:p>
          </table:table-cell>
          <table:table-cell office:value-type="percentage" office:value="0.83775003445780638" table:style-name="ce44">
            <text:p>83,8%</text:p>
          </table:table-cell>
          <table:table-cell office:value-type="float" office:value="679805" table:style-name="ce43">
            <text:p>679.805</text:p>
          </table:table-cell>
          <table:table-cell office:value-type="percentage" office:value="0.90290699913800776" table:style-name="ce44">
            <text:p>90,3%</text:p>
          </table:table-cell>
          <table:table-cell office:value-type="float" office:value="6895160" table:style-name="ce43">
            <text:p>6.895.160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527953998772139" table:style-name="ce44">
            <text:p>92,5%</text:p>
          </table:table-cell>
          <table:table-cell office:value-type="percentage" office:value="0.81460600152804485" table:style-name="ce44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448" table:style-name="ce46">
            <text:p>101.448</text:p>
          </table:table-cell>
          <table:table-cell office:value-type="percentage" office:value="1" table:style-name="ce47">
            <text:p>100,0%</text:p>
          </table:table-cell>
          <table:table-cell office:value-type="float" office:value="119478" table:style-name="ce46">
            <text:p>119.478</text:p>
          </table:table-cell>
          <table:table-cell office:value-type="percentage" office:value="1" table:style-name="ce47">
            <text:p>100,0%</text:p>
          </table:table-cell>
          <table:table-cell office:value-type="float" office:value="154930" table:style-name="ce46">
            <text:p>154.930</text:p>
          </table:table-cell>
          <table:table-cell office:value-type="percentage" office:value="0.99081008141103943" table:style-name="ce47">
            <text:p>99,1%</text:p>
          </table:table-cell>
          <table:table-cell office:value-type="float" office:value="186702" table:style-name="ce46">
            <text:p>186.702</text:p>
          </table:table-cell>
          <table:table-cell office:value-type="percentage" office:value="0.94167431632251619" table:style-name="ce47">
            <text:p>94,2%</text:p>
          </table:table-cell>
          <table:table-cell office:value-type="float" office:value="189106" table:style-name="ce46">
            <text:p>189.106</text:p>
          </table:table-cell>
          <table:table-cell office:value-type="percentage" office:value="0.87979603894986114" table:style-name="ce47">
            <text:p>88,0%</text:p>
          </table:table-cell>
          <table:table-cell office:value-type="float" office:value="127431" table:style-name="ce46">
            <text:p>127.431</text:p>
          </table:table-cell>
          <table:table-cell office:value-type="percentage" office:value="0.7756656075380739" table:style-name="ce47">
            <text:p>77,6%</text:p>
          </table:table-cell>
          <table:table-cell office:value-type="float" office:value="105796" table:style-name="ce46">
            <text:p>105.796</text:p>
          </table:table-cell>
          <table:table-cell office:value-type="percentage" office:value="0.81131279668100709" table:style-name="ce47">
            <text:p>81,1%</text:p>
          </table:table-cell>
          <table:table-cell office:value-type="float" office:value="89460" table:style-name="ce46">
            <text:p>89.460</text:p>
          </table:table-cell>
          <table:table-cell office:value-type="percentage" office:value="0.86762552250530989" table:style-name="ce47">
            <text:p>86,8%</text:p>
          </table:table-cell>
          <table:table-cell office:value-type="float" office:value="1074351" table:style-name="ce46">
            <text:p>1.074.351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652280670371455" table:style-name="ce47">
            <text:p>90,7%</text:p>
          </table:table-cell>
          <table:table-cell office:value-type="percentage" office:value="0.80815275566029854" table:style-name="ce47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001" table:style-name="ce46">
            <text:p>89.001</text:p>
          </table:table-cell>
          <table:table-cell office:value-type="percentage" office:value="1" table:style-name="ce47">
            <text:p>100,0%</text:p>
          </table:table-cell>
          <table:table-cell office:value-type="float" office:value="114412" table:style-name="ce46">
            <text:p>114.412</text:p>
          </table:table-cell>
          <table:table-cell office:value-type="percentage" office:value="1" table:style-name="ce47">
            <text:p>100,0%</text:p>
          </table:table-cell>
          <table:table-cell office:value-type="float" office:value="148313" table:style-name="ce46">
            <text:p>148.313</text:p>
          </table:table-cell>
          <table:table-cell office:value-type="percentage" office:value="0.99105257530804802" table:style-name="ce47">
            <text:p>99,1%</text:p>
          </table:table-cell>
          <table:table-cell office:value-type="float" office:value="153383" table:style-name="ce46">
            <text:p>153.383</text:p>
          </table:table-cell>
          <table:table-cell office:value-type="percentage" office:value="0.94305389037474252" table:style-name="ce47">
            <text:p>94,3%</text:p>
          </table:table-cell>
          <table:table-cell office:value-type="float" office:value="150982" table:style-name="ce46">
            <text:p>150.982</text:p>
          </table:table-cell>
          <table:table-cell office:value-type="percentage" office:value="0.90412172965333881" table:style-name="ce47">
            <text:p>90,4%</text:p>
          </table:table-cell>
          <table:table-cell office:value-type="float" office:value="91299" table:style-name="ce46">
            <text:p>91.299</text:p>
          </table:table-cell>
          <table:table-cell office:value-type="percentage" office:value="0.79771255821268494" table:style-name="ce47">
            <text:p>79,8%</text:p>
          </table:table-cell>
          <table:table-cell office:value-type="float" office:value="66930" table:style-name="ce46">
            <text:p>66.930</text:p>
          </table:table-cell>
          <table:table-cell office:value-type="percentage" office:value="0.84602646913829938" table:style-name="ce47">
            <text:p>84,6%</text:p>
          </table:table-cell>
          <table:table-cell office:value-type="float" office:value="60781" table:style-name="ce46">
            <text:p>60.781</text:p>
          </table:table-cell>
          <table:table-cell office:value-type="percentage" office:value="0.94970312499999998" table:style-name="ce47">
            <text:p>95,0%</text:p>
          </table:table-cell>
          <table:table-cell office:value-type="float" office:value="875101" table:style-name="ce46">
            <text:p>875.101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701220759224224" table:style-name="ce47">
            <text:p>93,7%</text:p>
          </table:table-cell>
          <table:table-cell office:value-type="percentage" office:value="0.85896617928824948" table:style-name="ce47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630" table:style-name="ce46">
            <text:p>51.630</text:p>
          </table:table-cell>
          <table:table-cell office:value-type="percentage" office:value="1" table:style-name="ce47">
            <text:p>100,0%</text:p>
          </table:table-cell>
          <table:table-cell office:value-type="float" office:value="79517" table:style-name="ce46">
            <text:p>79.517</text:p>
          </table:table-cell>
          <table:table-cell office:value-type="percentage" office:value="0.98759252819315413" table:style-name="ce47">
            <text:p>98,8%</text:p>
          </table:table-cell>
          <table:table-cell office:value-type="float" office:value="111020" table:style-name="ce46">
            <text:p>111.020</text:p>
          </table:table-cell>
          <table:table-cell office:value-type="percentage" office:value="0.94701913316443598" table:style-name="ce47">
            <text:p>94,7%</text:p>
          </table:table-cell>
          <table:table-cell office:value-type="float" office:value="151529" table:style-name="ce46">
            <text:p>151.529</text:p>
          </table:table-cell>
          <table:table-cell office:value-type="percentage" office:value="0.91394295433572381" table:style-name="ce47">
            <text:p>91,4%</text:p>
          </table:table-cell>
          <table:table-cell office:value-type="float" office:value="170072" table:style-name="ce46">
            <text:p>170.072</text:p>
          </table:table-cell>
          <table:table-cell office:value-type="percentage" office:value="0.82490347864889513" table:style-name="ce47">
            <text:p>82,5%</text:p>
          </table:table-cell>
          <table:table-cell office:value-type="float" office:value="130188" table:style-name="ce46">
            <text:p>130.188</text:p>
          </table:table-cell>
          <table:table-cell office:value-type="percentage" office:value="0.7145844654119119" table:style-name="ce47">
            <text:p>71,5%</text:p>
          </table:table-cell>
          <table:table-cell office:value-type="float" office:value="100000" table:style-name="ce46">
            <text:p>100.000</text:p>
          </table:table-cell>
          <table:table-cell office:value-type="percentage" office:value="0.72494236708181703" table:style-name="ce47">
            <text:p>72,5%</text:p>
          </table:table-cell>
          <table:table-cell office:value-type="float" office:value="77038" table:style-name="ce46">
            <text:p>77.038</text:p>
          </table:table-cell>
          <table:table-cell office:value-type="percentage" office:value="0.80684960201089229" table:style-name="ce47">
            <text:p>80,7%</text:p>
          </table:table-cell>
          <table:table-cell office:value-type="float" office:value="870994" table:style-name="ce46">
            <text:p>870.994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4164825045150726" table:style-name="ce47">
            <text:p>84,2%</text:p>
          </table:table-cell>
          <table:table-cell office:value-type="percentage" office:value="0.74345884017914832" table:style-name="ce47">
            <text:p>74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472" table:style-name="ce46">
            <text:p>93.472</text:p>
          </table:table-cell>
          <table:table-cell office:value-type="percentage" office:value="1" table:style-name="ce47">
            <text:p>100,0%</text:p>
          </table:table-cell>
          <table:table-cell office:value-type="float" office:value="152387" table:style-name="ce46">
            <text:p>152.387</text:p>
          </table:table-cell>
          <table:table-cell office:value-type="percentage" office:value="0.98612576117413331" table:style-name="ce47">
            <text:p>98,6%</text:p>
          </table:table-cell>
          <table:table-cell office:value-type="float" office:value="225495" table:style-name="ce46">
            <text:p>225.495</text:p>
          </table:table-cell>
          <table:table-cell office:value-type="percentage" office:value="0.95917768363023836" table:style-name="ce47">
            <text:p>95,9%</text:p>
          </table:table-cell>
          <table:table-cell office:value-type="float" office:value="322131" table:style-name="ce46">
            <text:p>322.131</text:p>
          </table:table-cell>
          <table:table-cell office:value-type="percentage" office:value="0.91902987629524813" table:style-name="ce47">
            <text:p>91,9%</text:p>
          </table:table-cell>
          <table:table-cell office:value-type="float" office:value="319957" table:style-name="ce46">
            <text:p>319.957</text:p>
          </table:table-cell>
          <table:table-cell office:value-type="percentage" office:value="0.82479300069085693" table:style-name="ce47">
            <text:p>82,5%</text:p>
          </table:table-cell>
          <table:table-cell office:value-type="float" office:value="232373" table:style-name="ce46">
            <text:p>232.373</text:p>
          </table:table-cell>
          <table:table-cell office:value-type="percentage" office:value="0.7473386635105842" table:style-name="ce47">
            <text:p>74,7%</text:p>
          </table:table-cell>
          <table:table-cell office:value-type="float" office:value="191613" table:style-name="ce46">
            <text:p>191.613</text:p>
          </table:table-cell>
          <table:table-cell office:value-type="percentage" office:value="0.76113017779684444" table:style-name="ce47">
            <text:p>76,1%</text:p>
          </table:table-cell>
          <table:table-cell office:value-type="float" office:value="156998" table:style-name="ce46">
            <text:p>156.998</text:p>
          </table:table-cell>
          <table:table-cell office:value-type="percentage" office:value="0.8731958820225032" table:style-name="ce47">
            <text:p>87,3%</text:p>
          </table:table-cell>
          <table:table-cell office:value-type="float" office:value="1694426" table:style-name="ce46">
            <text:p>1.694.426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6416180549109689" table:style-name="ce47">
            <text:p>86,4%</text:p>
          </table:table-cell>
          <table:table-cell office:value-type="percentage" office:value="0.77870559644698045" table:style-name="ce47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472" table:style-name="ce46">
            <text:p>42.472</text:p>
          </table:table-cell>
          <table:table-cell office:value-type="percentage" office:value="1" table:style-name="ce47">
            <text:p>100,0%</text:p>
          </table:table-cell>
          <table:table-cell office:value-type="float" office:value="56055" table:style-name="ce46">
            <text:p>56.055</text:p>
          </table:table-cell>
          <table:table-cell office:value-type="percentage" office:value="1" table:style-name="ce47">
            <text:p>100,0%</text:p>
          </table:table-cell>
          <table:table-cell office:value-type="float" office:value="76863" table:style-name="ce46">
            <text:p>76.863</text:p>
          </table:table-cell>
          <table:table-cell office:value-type="percentage" office:value="0.99376818152433899" table:style-name="ce47">
            <text:p>99,4%</text:p>
          </table:table-cell>
          <table:table-cell office:value-type="float" office:value="84578" table:style-name="ce46">
            <text:p>84.578</text:p>
          </table:table-cell>
          <table:table-cell office:value-type="percentage" office:value="0.94013160819883512" table:style-name="ce47">
            <text:p>94,0%</text:p>
          </table:table-cell>
          <table:table-cell office:value-type="float" office:value="88450" table:style-name="ce46">
            <text:p>88.450</text:p>
          </table:table-cell>
          <table:table-cell office:value-type="percentage" office:value="0.90468348863136572" table:style-name="ce47">
            <text:p>90,5%</text:p>
          </table:table-cell>
          <table:table-cell office:value-type="float" office:value="55303" table:style-name="ce46">
            <text:p>55.303</text:p>
          </table:table-cell>
          <table:table-cell office:value-type="percentage" office:value="0.78474025513317158" table:style-name="ce47">
            <text:p>78,5%</text:p>
          </table:table-cell>
          <table:table-cell office:value-type="float" office:value="41815" table:style-name="ce46">
            <text:p>41.815</text:p>
          </table:table-cell>
          <table:table-cell office:value-type="percentage" office:value="0.82793782793782789" table:style-name="ce47">
            <text:p>82,8%</text:p>
          </table:table-cell>
          <table:table-cell office:value-type="float" office:value="40192" table:style-name="ce46">
            <text:p>40.192</text:p>
          </table:table-cell>
          <table:table-cell office:value-type="percentage" office:value="0.9142233241589518" table:style-name="ce47">
            <text:p>91,4%</text:p>
          </table:table-cell>
          <table:table-cell office:value-type="float" office:value="485728" table:style-name="ce46">
            <text:p>485.728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673722208548692" table:style-name="ce47">
            <text:p>92,7%</text:p>
          </table:table-cell>
          <table:table-cell office:value-type="percentage" office:value="0.83328844322831341" table:style-name="ce47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691" table:style-name="ce46">
            <text:p>229.691</text:p>
          </table:table-cell>
          <table:table-cell office:value-type="percentage" office:value="1" table:style-name="ce47">
            <text:p>100,0%</text:p>
          </table:table-cell>
          <table:table-cell office:value-type="float" office:value="251638" table:style-name="ce46">
            <text:p>251.638</text:p>
          </table:table-cell>
          <table:table-cell office:value-type="percentage" office:value="1" table:style-name="ce47">
            <text:p>100,0%</text:p>
          </table:table-cell>
          <table:table-cell office:value-type="float" office:value="321623" table:style-name="ce46">
            <text:p>321.623</text:p>
          </table:table-cell>
          <table:table-cell office:value-type="percentage" office:value="1" table:style-name="ce47">
            <text:p>100,0%</text:p>
          </table:table-cell>
          <table:table-cell office:value-type="float" office:value="354168" table:style-name="ce46">
            <text:p>354.168</text:p>
          </table:table-cell>
          <table:table-cell office:value-type="percentage" office:value="0.92914802912048267" table:style-name="ce47">
            <text:p>92,9%</text:p>
          </table:table-cell>
          <table:table-cell office:value-type="float" office:value="322188" table:style-name="ce46">
            <text:p>322.188</text:p>
          </table:table-cell>
          <table:table-cell office:value-type="percentage" office:value="0.88682511939004416" table:style-name="ce47">
            <text:p>88,7%</text:p>
          </table:table-cell>
          <table:table-cell office:value-type="float" office:value="214538" table:style-name="ce46">
            <text:p>214.538</text:p>
          </table:table-cell>
          <table:table-cell office:value-type="percentage" office:value="0.80116362875910718" table:style-name="ce47">
            <text:p>80,1%</text:p>
          </table:table-cell>
          <table:table-cell office:value-type="float" office:value="175743" table:style-name="ce46">
            <text:p>175.743</text:p>
          </table:table-cell>
          <table:table-cell office:value-type="percentage" office:value="0.8328815294351819" table:style-name="ce47">
            <text:p>83,3%</text:p>
          </table:table-cell>
          <table:table-cell office:value-type="float" office:value="146855" table:style-name="ce46">
            <text:p>146.855</text:p>
          </table:table-cell>
          <table:table-cell office:value-type="percentage" office:value="0.88818932878518464" table:style-name="ce47">
            <text:p>88,8%</text:p>
          </table:table-cell>
          <table:table-cell office:value-type="float" office:value="2016444" table:style-name="ce46">
            <text:p>2.016.444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656690191811342" table:style-name="ce47">
            <text:p>92,7%</text:p>
          </table:table-cell>
          <table:table-cell office:value-type="percentage" office:value="0.84196786695828418" table:style-name="ce47">
            <text:p>84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728" table:style-name="ce46">
            <text:p>138.728</text:p>
          </table:table-cell>
          <table:table-cell office:value-type="percentage" office:value="1" table:style-name="ce47">
            <text:p>100,0%</text:p>
          </table:table-cell>
          <table:table-cell office:value-type="float" office:value="159001" table:style-name="ce46">
            <text:p>159.001</text:p>
          </table:table-cell>
          <table:table-cell office:value-type="percentage" office:value="0.99937146843828761" table:style-name="ce47">
            <text:p>99,9%</text:p>
          </table:table-cell>
          <table:table-cell office:value-type="float" office:value="223545" table:style-name="ce46">
            <text:p>223.545</text:p>
          </table:table-cell>
          <table:table-cell office:value-type="percentage" office:value="1" table:style-name="ce47">
            <text:p>100,0%</text:p>
          </table:table-cell>
          <table:table-cell office:value-type="float" office:value="287361" table:style-name="ce46">
            <text:p>287.361</text:p>
          </table:table-cell>
          <table:table-cell office:value-type="percentage" office:value="0.93457418091700872" table:style-name="ce47">
            <text:p>93,5%</text:p>
          </table:table-cell>
          <table:table-cell office:value-type="float" office:value="288560" table:style-name="ce46">
            <text:p>288.560</text:p>
          </table:table-cell>
          <table:table-cell office:value-type="percentage" office:value="0.8728240649717941" table:style-name="ce47">
            <text:p>87,3%</text:p>
          </table:table-cell>
          <table:table-cell office:value-type="float" office:value="207593" table:style-name="ce46">
            <text:p>207.593</text:p>
          </table:table-cell>
          <table:table-cell office:value-type="percentage" office:value="0.7807153790320458" table:style-name="ce47">
            <text:p>78,1%</text:p>
          </table:table-cell>
          <table:table-cell office:value-type="float" office:value="175223" table:style-name="ce46">
            <text:p>175.223</text:p>
          </table:table-cell>
          <table:table-cell office:value-type="percentage" office:value="0.80344721650335416" table:style-name="ce47">
            <text:p>80,3%</text:p>
          </table:table-cell>
          <table:table-cell office:value-type="float" office:value="152057" table:style-name="ce46">
            <text:p>152.057</text:p>
          </table:table-cell>
          <table:table-cell office:value-type="percentage" office:value="0.87403145333731869" table:style-name="ce47">
            <text:p>87,4%</text:p>
          </table:table-cell>
          <table:table-cell office:value-type="float" office:value="1632068" table:style-name="ce46">
            <text:p>1.632.068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0230121451759859" table:style-name="ce47">
            <text:p>90,2%</text:p>
          </table:table-cell>
          <table:table-cell office:value-type="percentage" office:value="0.79799102395291266" table:style-name="ce47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9461" table:style-name="ce46">
            <text:p>459.461</text:p>
          </table:table-cell>
          <table:table-cell office:value-type="percentage" office:value="1" table:style-name="ce47">
            <text:p>100,0%</text:p>
          </table:table-cell>
          <table:table-cell office:value-type="float" office:value="619435" table:style-name="ce46">
            <text:p>619.435</text:p>
          </table:table-cell>
          <table:table-cell office:value-type="percentage" office:value="0.97503982420682145" table:style-name="ce47">
            <text:p>97,5%</text:p>
          </table:table-cell>
          <table:table-cell office:value-type="float" office:value="802709" table:style-name="ce46">
            <text:p>802.709</text:p>
          </table:table-cell>
          <table:table-cell office:value-type="percentage" office:value="0.95836238514584804" table:style-name="ce47">
            <text:p>95,8%</text:p>
          </table:table-cell>
          <table:table-cell office:value-type="float" office:value="1031577" table:style-name="ce46">
            <text:p>1.031.577</text:p>
          </table:table-cell>
          <table:table-cell office:value-type="percentage" office:value="0.94485793841250065" table:style-name="ce47">
            <text:p>94,5%</text:p>
          </table:table-cell>
          <table:table-cell office:value-type="float" office:value="1140698" table:style-name="ce46">
            <text:p>1.140.698</text:p>
          </table:table-cell>
          <table:table-cell office:value-type="percentage" office:value="0.86629479288098399" table:style-name="ce47">
            <text:p>86,6%</text:p>
          </table:table-cell>
          <table:table-cell office:value-type="float" office:value="796992" table:style-name="ce46">
            <text:p>796.992</text:p>
          </table:table-cell>
          <table:table-cell office:value-type="percentage" office:value="0.76292583558926796" table:style-name="ce47">
            <text:p>76,3%</text:p>
          </table:table-cell>
          <table:table-cell office:value-type="float" office:value="660008" table:style-name="ce46">
            <text:p>660.008</text:p>
          </table:table-cell>
          <table:table-cell office:value-type="percentage" office:value="0.78672125969234807" table:style-name="ce47">
            <text:p>78,7%</text:p>
          </table:table-cell>
          <table:table-cell office:value-type="float" office:value="547258" table:style-name="ce46">
            <text:p>547.258</text:p>
          </table:table-cell>
          <table:table-cell office:value-type="percentage" office:value="0.83402370741550158" table:style-name="ce47">
            <text:p>83,4%</text:p>
          </table:table-cell>
          <table:table-cell office:value-type="float" office:value="6058138" table:style-name="ce46">
            <text:p>6.058.138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8203559510567298" table:style-name="ce47">
            <text:p>88,2%</text:p>
          </table:table-cell>
          <table:table-cell office:value-type="percentage" office:value="0.77863303788879834" table:style-name="ce47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561" table:style-name="ce46">
            <text:p>297.561</text:p>
          </table:table-cell>
          <table:table-cell office:value-type="percentage" office:value="1" table:style-name="ce47">
            <text:p>100,0%</text:p>
          </table:table-cell>
          <table:table-cell office:value-type="float" office:value="434964" table:style-name="ce46">
            <text:p>434.964</text:p>
          </table:table-cell>
          <table:table-cell office:value-type="percentage" office:value="0.99338147635556406" table:style-name="ce47">
            <text:p>99,3%</text:p>
          </table:table-cell>
          <table:table-cell office:value-type="float" office:value="571119" table:style-name="ce46">
            <text:p>571.119</text:p>
          </table:table-cell>
          <table:table-cell office:value-type="percentage" office:value="0.98345352729677238" table:style-name="ce47">
            <text:p>98,3%</text:p>
          </table:table-cell>
          <table:table-cell office:value-type="float" office:value="716145" table:style-name="ce46">
            <text:p>716.145</text:p>
          </table:table-cell>
          <table:table-cell office:value-type="percentage" office:value="0.95189769437510463" table:style-name="ce47">
            <text:p>95,2%</text:p>
          </table:table-cell>
          <table:table-cell office:value-type="float" office:value="755017" table:style-name="ce46">
            <text:p>755.017</text:p>
          </table:table-cell>
          <table:table-cell office:value-type="percentage" office:value="0.88659891872595664" table:style-name="ce47">
            <text:p>88,7%</text:p>
          </table:table-cell>
          <table:table-cell office:value-type="float" office:value="513288" table:style-name="ce46">
            <text:p>513.288</text:p>
          </table:table-cell>
          <table:table-cell office:value-type="percentage" office:value="0.79118439975399191" table:style-name="ce47">
            <text:p>79,1%</text:p>
          </table:table-cell>
          <table:table-cell office:value-type="float" office:value="428850" table:style-name="ce46">
            <text:p>428.850</text:p>
          </table:table-cell>
          <table:table-cell office:value-type="percentage" office:value="0.83090175654781973" table:style-name="ce47">
            <text:p>83,1%</text:p>
          </table:table-cell>
          <table:table-cell office:value-type="float" office:value="376276" table:style-name="ce46">
            <text:p>376.276</text:p>
          </table:table-cell>
          <table:table-cell office:value-type="percentage" office:value="0.88633338908112713" table:style-name="ce47">
            <text:p>88,6%</text:p>
          </table:table-cell>
          <table:table-cell office:value-type="float" office:value="4093220" table:style-name="ce46">
            <text:p>4.093.220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194327496363448" table:style-name="ce47">
            <text:p>91,2%</text:p>
          </table:table-cell>
          <table:table-cell office:value-type="percentage" office:value="0.80936015342413314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20" table:style-name="ce46">
            <text:p>78.320</text:p>
          </table:table-cell>
          <table:table-cell office:value-type="percentage" office:value="1" table:style-name="ce47">
            <text:p>100,0%</text:p>
          </table:table-cell>
          <table:table-cell office:value-type="float" office:value="96016" table:style-name="ce46">
            <text:p>96.016</text:p>
          </table:table-cell>
          <table:table-cell office:value-type="percentage" office:value="1" table:style-name="ce47">
            <text:p>100,0%</text:p>
          </table:table-cell>
          <table:table-cell office:value-type="float" office:value="133027" table:style-name="ce46">
            <text:p>133.027</text:p>
          </table:table-cell>
          <table:table-cell office:value-type="percentage" office:value="1" table:style-name="ce47">
            <text:p>100,0%</text:p>
          </table:table-cell>
          <table:table-cell office:value-type="float" office:value="161768" table:style-name="ce46">
            <text:p>161.768</text:p>
          </table:table-cell>
          <table:table-cell office:value-type="percentage" office:value="0.95598524962178522" table:style-name="ce47">
            <text:p>95,6%</text:p>
          </table:table-cell>
          <table:table-cell office:value-type="float" office:value="146593" table:style-name="ce46">
            <text:p>146.593</text:p>
          </table:table-cell>
          <table:table-cell office:value-type="percentage" office:value="0.91911294468757443" table:style-name="ce47">
            <text:p>91,9%</text:p>
          </table:table-cell>
          <table:table-cell office:value-type="float" office:value="113701" table:style-name="ce46">
            <text:p>113.701</text:p>
          </table:table-cell>
          <table:table-cell office:value-type="percentage" office:value="0.85182687913454547" table:style-name="ce47">
            <text:p>85,2%</text:p>
          </table:table-cell>
          <table:table-cell office:value-type="float" office:value="94195" table:style-name="ce46">
            <text:p>94.195</text:p>
          </table:table-cell>
          <table:table-cell office:value-type="percentage" office:value="0.83123014472290857" table:style-name="ce47">
            <text:p>83,1%</text:p>
          </table:table-cell>
          <table:table-cell office:value-type="float" office:value="78308" table:style-name="ce46">
            <text:p>78.308</text:p>
          </table:table-cell>
          <table:table-cell office:value-type="percentage" office:value="0.92398820058997055" table:style-name="ce47">
            <text:p>92,4%</text:p>
          </table:table-cell>
          <table:table-cell office:value-type="float" office:value="901928" table:style-name="ce46">
            <text:p>901.928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597545511659398" table:style-name="ce47">
            <text:p>94,6%</text:p>
          </table:table-cell>
          <table:table-cell office:value-type="percentage" office:value="0.84768704880792711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524" table:style-name="ce46">
            <text:p>242.524</text:p>
          </table:table-cell>
          <table:table-cell office:value-type="percentage" office:value="1" table:style-name="ce47">
            <text:p>100,0%</text:p>
          </table:table-cell>
          <table:table-cell office:value-type="float" office:value="291577" table:style-name="ce46">
            <text:p>291.577</text:p>
          </table:table-cell>
          <table:table-cell office:value-type="percentage" office:value="1" table:style-name="ce47">
            <text:p>100,0%</text:p>
          </table:table-cell>
          <table:table-cell office:value-type="float" office:value="346674" table:style-name="ce46">
            <text:p>346.674</text:p>
          </table:table-cell>
          <table:table-cell office:value-type="percentage" office:value="0.99927073995393845" table:style-name="ce47">
            <text:p>99,9%</text:p>
          </table:table-cell>
          <table:table-cell office:value-type="float" office:value="391723" table:style-name="ce46">
            <text:p>391.723</text:p>
          </table:table-cell>
          <table:table-cell office:value-type="percentage" office:value="0.96509883243941075" table:style-name="ce47">
            <text:p>96,5%</text:p>
          </table:table-cell>
          <table:table-cell office:value-type="float" office:value="409352" table:style-name="ce46">
            <text:p>409.352</text:p>
          </table:table-cell>
          <table:table-cell office:value-type="percentage" office:value="0.92358439694870054" table:style-name="ce47">
            <text:p>92,4%</text:p>
          </table:table-cell>
          <table:table-cell office:value-type="float" office:value="265220" table:style-name="ce46">
            <text:p>265.220</text:p>
          </table:table-cell>
          <table:table-cell office:value-type="percentage" office:value="0.82007866224706871" table:style-name="ce47">
            <text:p>82,0%</text:p>
          </table:table-cell>
          <table:table-cell office:value-type="float" office:value="200584" table:style-name="ce46">
            <text:p>200.584</text:p>
          </table:table-cell>
          <table:table-cell office:value-type="percentage" office:value="0.86840043120429822" table:style-name="ce47">
            <text:p>86,8%</text:p>
          </table:table-cell>
          <table:table-cell office:value-type="float" office:value="170737" table:style-name="ce46">
            <text:p>170.737</text:p>
          </table:table-cell>
          <table:table-cell office:value-type="percentage" office:value="0.94850200269989504" table:style-name="ce47">
            <text:p>94,9%</text:p>
          </table:table-cell>
          <table:table-cell office:value-type="float" office:value="2318391" table:style-name="ce46">
            <text:p>2.318.39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454831275002582" table:style-name="ce47">
            <text:p>94,5%</text:p>
          </table:table-cell>
          <table:table-cell office:value-type="percentage" office:value="0.85808523813031146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98" table:style-name="ce46">
            <text:p>23.398</text:p>
          </table:table-cell>
          <table:table-cell office:value-type="percentage" office:value="1" table:style-name="ce47">
            <text:p>100,0%</text:p>
          </table:table-cell>
          <table:table-cell office:value-type="float" office:value="28697" table:style-name="ce46">
            <text:p>28.697</text:p>
          </table:table-cell>
          <table:table-cell office:value-type="percentage" office:value="1" table:style-name="ce47">
            <text:p>100,0%</text:p>
          </table:table-cell>
          <table:table-cell office:value-type="float" office:value="38138" table:style-name="ce46">
            <text:p>38.138</text:p>
          </table:table-cell>
          <table:table-cell office:value-type="percentage" office:value="1" table:style-name="ce47">
            <text:p>100,0%</text:p>
          </table:table-cell>
          <table:table-cell office:value-type="float" office:value="45539" table:style-name="ce46">
            <text:p>45.539</text:p>
          </table:table-cell>
          <table:table-cell office:value-type="percentage" office:value="0.95541708627056054" table:style-name="ce47">
            <text:p>95,5%</text:p>
          </table:table-cell>
          <table:table-cell office:value-type="float" office:value="47801" table:style-name="ce46">
            <text:p>47.801</text:p>
          </table:table-cell>
          <table:table-cell office:value-type="percentage" office:value="0.90280846884620469" table:style-name="ce47">
            <text:p>90,3%</text:p>
          </table:table-cell>
          <table:table-cell office:value-type="float" office:value="31582" table:style-name="ce46">
            <text:p>31.582</text:p>
          </table:table-cell>
          <table:table-cell office:value-type="percentage" office:value="0.80322490399043722" table:style-name="ce47">
            <text:p>80,3%</text:p>
          </table:table-cell>
          <table:table-cell office:value-type="float" office:value="24568" table:style-name="ce46">
            <text:p>24.568</text:p>
          </table:table-cell>
          <table:table-cell office:value-type="percentage" office:value="0.80661895068619083" table:style-name="ce47">
            <text:p>80,7%</text:p>
          </table:table-cell>
          <table:table-cell office:value-type="float" office:value="22435" table:style-name="ce46">
            <text:p>22.435</text:p>
          </table:table-cell>
          <table:table-cell office:value-type="percentage" office:value="0.87870123766254116" table:style-name="ce47">
            <text:p>87,9%</text:p>
          </table:table-cell>
          <table:table-cell office:value-type="float" office:value="262158" table:style-name="ce46">
            <text:p>262.158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2318906926788036" table:style-name="ce47">
            <text:p>92,3%</text:p>
          </table:table-cell>
          <table:table-cell office:value-type="percentage" office:value="0.81946398094487893" table:style-name="ce47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742" table:style-name="ce46">
            <text:p>374.742</text:p>
          </table:table-cell>
          <table:table-cell office:value-type="percentage" office:value="1" table:style-name="ce47">
            <text:p>100,0%</text:p>
          </table:table-cell>
          <table:table-cell office:value-type="float" office:value="512280" table:style-name="ce46">
            <text:p>512.280</text:p>
          </table:table-cell>
          <table:table-cell office:value-type="percentage" office:value="0.97376639718978641" table:style-name="ce47">
            <text:p>97,4%</text:p>
          </table:table-cell>
          <table:table-cell office:value-type="float" office:value="691652" table:style-name="ce46">
            <text:p>691.652</text:p>
          </table:table-cell>
          <table:table-cell office:value-type="percentage" office:value="0.98340591733812199" table:style-name="ce47">
            <text:p>98,3%</text:p>
          </table:table-cell>
          <table:table-cell office:value-type="float" office:value="946323" table:style-name="ce46">
            <text:p>946.323</text:p>
          </table:table-cell>
          <table:table-cell office:value-type="percentage" office:value="0.97279968913930448" table:style-name="ce47">
            <text:p>97,3%</text:p>
          </table:table-cell>
          <table:table-cell office:value-type="float" office:value="1043031" table:style-name="ce46">
            <text:p>1.043.031</text:p>
          </table:table-cell>
          <table:table-cell office:value-type="percentage" office:value="0.89455998476806031" table:style-name="ce47">
            <text:p>89,5%</text:p>
          </table:table-cell>
          <table:table-cell office:value-type="float" office:value="763890" table:style-name="ce46">
            <text:p>763.890</text:p>
          </table:table-cell>
          <table:table-cell office:value-type="percentage" office:value="0.80439956193926121" table:style-name="ce47">
            <text:p>80,4%</text:p>
          </table:table-cell>
          <table:table-cell office:value-type="float" office:value="616829" table:style-name="ce46">
            <text:p>616.829</text:p>
          </table:table-cell>
          <table:table-cell office:value-type="percentage" office:value="0.83077410013805175" table:style-name="ce47">
            <text:p>83,1%</text:p>
          </table:table-cell>
          <table:table-cell office:value-type="float" office:value="466198" table:style-name="ce46">
            <text:p>466.198</text:p>
          </table:table-cell>
          <table:table-cell office:value-type="percentage" office:value="0.84220890194420661" table:style-name="ce47">
            <text:p>84,2%</text:p>
          </table:table-cell>
          <table:table-cell office:value-type="float" office:value="5414945" table:style-name="ce46">
            <text:p>5.414.945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58216906601726" table:style-name="ce47">
            <text:p>90,6%</text:p>
          </table:table-cell>
          <table:table-cell office:value-type="percentage" office:value="0.79867764777235262" table:style-name="ce47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066" table:style-name="ce46">
            <text:p>74.066</text:p>
          </table:table-cell>
          <table:table-cell office:value-type="percentage" office:value="1" table:style-name="ce47">
            <text:p>100,0%</text:p>
          </table:table-cell>
          <table:table-cell office:value-type="float" office:value="103540" table:style-name="ce46">
            <text:p>103.540</text:p>
          </table:table-cell>
          <table:table-cell office:value-type="percentage" office:value="1" table:style-name="ce47">
            <text:p>100,0%</text:p>
          </table:table-cell>
          <table:table-cell office:value-type="float" office:value="148808" table:style-name="ce46">
            <text:p>148.808</text:p>
          </table:table-cell>
          <table:table-cell office:value-type="percentage" office:value="1" table:style-name="ce47">
            <text:p>100,0%</text:p>
          </table:table-cell>
          <table:table-cell office:value-type="float" office:value="208157" table:style-name="ce46">
            <text:p>208.157</text:p>
          </table:table-cell>
          <table:table-cell office:value-type="percentage" office:value="0.9760897700416401" table:style-name="ce47">
            <text:p>97,6%</text:p>
          </table:table-cell>
          <table:table-cell office:value-type="float" office:value="233106" table:style-name="ce46">
            <text:p>233.106</text:p>
          </table:table-cell>
          <table:table-cell office:value-type="percentage" office:value="0.91717324331023742" table:style-name="ce47">
            <text:p>91,7%</text:p>
          </table:table-cell>
          <table:table-cell office:value-type="float" office:value="169388" table:style-name="ce46">
            <text:p>169.388</text:p>
          </table:table-cell>
          <table:table-cell office:value-type="percentage" office:value="0.81045726616364355" table:style-name="ce47">
            <text:p>81,0%</text:p>
          </table:table-cell>
          <table:table-cell office:value-type="float" office:value="143533" table:style-name="ce46">
            <text:p>143.533</text:p>
          </table:table-cell>
          <table:table-cell office:value-type="percentage" office:value="0.83329269425479546" table:style-name="ce47">
            <text:p>83,3%</text:p>
          </table:table-cell>
          <table:table-cell office:value-type="float" office:value="122399" table:style-name="ce46">
            <text:p>122.399</text:p>
          </table:table-cell>
          <table:table-cell office:value-type="percentage" office:value="0.86260870790872057" table:style-name="ce47">
            <text:p>86,3%</text:p>
          </table:table-cell>
          <table:table-cell office:value-type="float" office:value="1202997" table:style-name="ce46">
            <text:p>1.202.997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1822229278312117" table:style-name="ce47">
            <text:p>91,8%</text:p>
          </table:table-cell>
          <table:table-cell office:value-type="percentage" office:value="0.79602726482893971" table:style-name="ce47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39" table:style-name="ce46">
            <text:p>42.539</text:p>
          </table:table-cell>
          <table:table-cell office:value-type="percentage" office:value="1" table:style-name="ce47">
            <text:p>100,0%</text:p>
          </table:table-cell>
          <table:table-cell office:value-type="float" office:value="55937" table:style-name="ce46">
            <text:p>55.937</text:p>
          </table:table-cell>
          <table:table-cell office:value-type="percentage" office:value="1" table:style-name="ce47">
            <text:p>100,0%</text:p>
          </table:table-cell>
          <table:table-cell office:value-type="float" office:value="72437" table:style-name="ce46">
            <text:p>72.437</text:p>
          </table:table-cell>
          <table:table-cell office:value-type="percentage" office:value="0.98094631926764531" table:style-name="ce47">
            <text:p>98,1%</text:p>
          </table:table-cell>
          <table:table-cell office:value-type="float" office:value="92181" table:style-name="ce46">
            <text:p>92.181</text:p>
          </table:table-cell>
          <table:table-cell office:value-type="percentage" office:value="0.95332699029929469" table:style-name="ce47">
            <text:p>95,3%</text:p>
          </table:table-cell>
          <table:table-cell office:value-type="float" office:value="95847" table:style-name="ce46">
            <text:p>95.847</text:p>
          </table:table-cell>
          <table:table-cell office:value-type="percentage" office:value="0.8874557878557805" table:style-name="ce47">
            <text:p>88,7%</text:p>
          </table:table-cell>
          <table:table-cell office:value-type="float" office:value="64876" table:style-name="ce46">
            <text:p>64.876</text:p>
          </table:table-cell>
          <table:table-cell office:value-type="percentage" office:value="0.79758055593120325" table:style-name="ce47">
            <text:p>79,8%</text:p>
          </table:table-cell>
          <table:table-cell office:value-type="float" office:value="58370" table:style-name="ce46">
            <text:p>58.370</text:p>
          </table:table-cell>
          <table:table-cell office:value-type="percentage" office:value="0.85678218621104707" table:style-name="ce47">
            <text:p>85,7%</text:p>
          </table:table-cell>
          <table:table-cell office:value-type="float" office:value="50178" table:style-name="ce46">
            <text:p>50.178</text:p>
          </table:table-cell>
          <table:table-cell office:value-type="percentage" office:value="0.88987018514577565" table:style-name="ce47">
            <text:p>89,0%</text:p>
          </table:table-cell>
          <table:table-cell office:value-type="float" office:value="532365" table:style-name="ce46">
            <text:p>532.365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573292692576291" table:style-name="ce47">
            <text:p>91,6%</text:p>
          </table:table-cell>
          <table:table-cell office:value-type="percentage" office:value="0.80515338091370647" table:style-name="ce47">
            <text:p>80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340" table:style-name="ce46">
            <text:p>164.340</text:p>
          </table:table-cell>
          <table:table-cell office:value-type="percentage" office:value="1" table:style-name="ce47">
            <text:p>100,0%</text:p>
          </table:table-cell>
          <table:table-cell office:value-type="float" office:value="213922" table:style-name="ce46">
            <text:p>213.922</text:p>
          </table:table-cell>
          <table:table-cell office:value-type="percentage" office:value="1" table:style-name="ce47">
            <text:p>100,0%</text:p>
          </table:table-cell>
          <table:table-cell office:value-type="float" office:value="279018" table:style-name="ce46">
            <text:p>279.018</text:p>
          </table:table-cell>
          <table:table-cell office:value-type="percentage" office:value="0.99606952759362988" table:style-name="ce47">
            <text:p>99,6%</text:p>
          </table:table-cell>
          <table:table-cell office:value-type="float" office:value="324774" table:style-name="ce46">
            <text:p>324.774</text:p>
          </table:table-cell>
          <table:table-cell office:value-type="percentage" office:value="0.95528226909467406" table:style-name="ce47">
            <text:p>95,5%</text:p>
          </table:table-cell>
          <table:table-cell office:value-type="float" office:value="322179" table:style-name="ce46">
            <text:p>322.179</text:p>
          </table:table-cell>
          <table:table-cell office:value-type="percentage" office:value="0.88967036972603986" table:style-name="ce47">
            <text:p>89,0%</text:p>
          </table:table-cell>
          <table:table-cell office:value-type="float" office:value="205488" table:style-name="ce46">
            <text:p>205.488</text:p>
          </table:table-cell>
          <table:table-cell office:value-type="percentage" office:value="0.78869131007165805" table:style-name="ce47">
            <text:p>78,9%</text:p>
          </table:table-cell>
          <table:table-cell office:value-type="float" office:value="167141" table:style-name="ce46">
            <text:p>167.141</text:p>
          </table:table-cell>
          <table:table-cell office:value-type="percentage" office:value="0.82934393204124368" table:style-name="ce47">
            <text:p>82,9%</text:p>
          </table:table-cell>
          <table:table-cell office:value-type="float" office:value="149676" table:style-name="ce46">
            <text:p>149.676</text:p>
          </table:table-cell>
          <table:table-cell office:value-type="percentage" office:value="0.88772641543005582" table:style-name="ce47">
            <text:p>88,8%</text:p>
          </table:table-cell>
          <table:table-cell office:value-type="float" office:value="1826538" table:style-name="ce46">
            <text:p>1.826.538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206605230089776" table:style-name="ce47">
            <text:p>92,1%</text:p>
          </table:table-cell>
          <table:table-cell office:value-type="percentage" office:value="0.82257811740037401" table:style-name="ce47">
            <text:p>82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8" table:style-name="ce46">
            <text:p>2.408</text:p>
          </table:table-cell>
          <table:table-cell office:value-type="percentage" office:value="0.92437619961612283" table:style-name="ce47">
            <text:p>92,4%</text:p>
          </table:table-cell>
          <table:table-cell office:value-type="float" office:value="3904" table:style-name="ce46">
            <text:p>3.904</text:p>
          </table:table-cell>
          <table:table-cell office:value-type="percentage" office:value="0.90412227883279295" table:style-name="ce47">
            <text:p>90,4%</text:p>
          </table:table-cell>
          <table:table-cell office:value-type="float" office:value="7686" table:style-name="ce46">
            <text:p>7.686</text:p>
          </table:table-cell>
          <table:table-cell office:value-type="percentage" office:value="0.97823596792668954" table:style-name="ce47">
            <text:p>97,8%</text:p>
          </table:table-cell>
          <table:table-cell office:value-type="float" office:value="10628" table:style-name="ce46">
            <text:p>10.628</text:p>
          </table:table-cell>
          <table:table-cell office:value-type="percentage" office:value="0.91969539633091035" table:style-name="ce47">
            <text:p>92,0%</text:p>
          </table:table-cell>
          <table:table-cell office:value-type="float" office:value="11226" table:style-name="ce46">
            <text:p>11.226</text:p>
          </table:table-cell>
          <table:table-cell office:value-type="percentage" office:value="0.88799240626483156" table:style-name="ce47">
            <text:p>88,8%</text:p>
          </table:table-cell>
          <table:table-cell office:value-type="float" office:value="9370" table:style-name="ce46">
            <text:p>9.370</text:p>
          </table:table-cell>
          <table:table-cell office:value-type="percentage" office:value="0.78779216411636122" table:style-name="ce47">
            <text:p>78,8%</text:p>
          </table:table-cell>
          <table:table-cell office:value-type="float" office:value="9399" table:style-name="ce46">
            <text:p>9.399</text:p>
          </table:table-cell>
          <table:table-cell office:value-type="percentage" office:value="0.85702562232151003" table:style-name="ce47">
            <text:p>85,7%</text:p>
          </table:table-cell>
          <table:table-cell office:value-type="float" office:value="8714" table:style-name="ce46">
            <text:p>8.714</text:p>
          </table:table-cell>
          <table:table-cell office:value-type="percentage" office:value="0.95485426254657024" table:style-name="ce47">
            <text:p>95,5%</text:p>
          </table:table-cell>
          <table:table-cell office:value-type="float" office:value="63335" table:style-name="ce46">
            <text:p>63.335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9248220953991408" table:style-name="ce47">
            <text:p>89,2%</text:p>
          </table:table-cell>
          <table:table-cell office:value-type="percentage" office:value="0.75217928315241922" table:style-name="ce47">
            <text:p>75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86" table:style-name="ce46">
            <text:p>2.086</text:p>
          </table:table-cell>
          <table:table-cell office:value-type="percentage" office:value="0.88803746275010642" table:style-name="ce47">
            <text:p>88,8%</text:p>
          </table:table-cell>
          <table:table-cell office:value-type="float" office:value="3409" table:style-name="ce46">
            <text:p>3.409</text:p>
          </table:table-cell>
          <table:table-cell office:value-type="percentage" office:value="0.90955176093916756" table:style-name="ce47">
            <text:p>91,0%</text:p>
          </table:table-cell>
          <table:table-cell office:value-type="float" office:value="7452" table:style-name="ce46">
            <text:p>7.452</text:p>
          </table:table-cell>
          <table:table-cell office:value-type="percentage" office:value="0.95208892295898817" table:style-name="ce47">
            <text:p>95,2%</text:p>
          </table:table-cell>
          <table:table-cell office:value-type="float" office:value="10076" table:style-name="ce46">
            <text:p>10.076</text:p>
          </table:table-cell>
          <table:table-cell office:value-type="percentage" office:value="0.89176033277281175" table:style-name="ce47">
            <text:p>89,2%</text:p>
          </table:table-cell>
          <table:table-cell office:value-type="float" office:value="10523" table:style-name="ce46">
            <text:p>10.523</text:p>
          </table:table-cell>
          <table:table-cell office:value-type="percentage" office:value="0.87677053824362605" table:style-name="ce47">
            <text:p>87,7%</text:p>
          </table:table-cell>
          <table:table-cell office:value-type="float" office:value="9046" table:style-name="ce46">
            <text:p>9.046</text:p>
          </table:table-cell>
          <table:table-cell office:value-type="percentage" office:value="0.74556993323992415" table:style-name="ce47">
            <text:p>74,6%</text:p>
          </table:table-cell>
          <table:table-cell office:value-type="float" office:value="9279" table:style-name="ce46">
            <text:p>9.279</text:p>
          </table:table-cell>
          <table:table-cell office:value-type="percentage" office:value="0.77357232180075031" table:style-name="ce47">
            <text:p>77,4%</text:p>
          </table:table-cell>
          <table:table-cell office:value-type="float" office:value="8390" table:style-name="ce46">
            <text:p>8.390</text:p>
          </table:table-cell>
          <table:table-cell office:value-type="percentage" office:value="0.87633173177355339" table:style-name="ce47">
            <text:p>87,6%</text:p>
          </table:table-cell>
          <table:table-cell office:value-type="float" office:value="60261" table:style-name="ce46">
            <text:p>60.261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4962003186374724" table:style-name="ce47">
            <text:p>85,0%</text:p>
          </table:table-cell>
          <table:table-cell office:value-type="percentage" office:value="0.6920506224447609" table:style-name="ce47">
            <text:p>69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7" table:style-name="ce46">
            <text:p>3.677</text:p>
          </table:table-cell>
          <table:table-cell office:value-type="string" table:style-name="ce47">
            <text:p>-</text:p>
          </table:table-cell>
          <table:table-cell office:value-type="float" office:value="9772" table:style-name="ce46">
            <text:p>9.772</text:p>
          </table:table-cell>
          <table:table-cell office:value-type="string" table:style-name="ce47">
            <text:p>-</text:p>
          </table:table-cell>
          <table:table-cell office:value-type="float" office:value="22797" table:style-name="ce46">
            <text:p>22.797</text:p>
          </table:table-cell>
          <table:table-cell office:value-type="string" table:style-name="ce47">
            <text:p>-</text:p>
          </table:table-cell>
          <table:table-cell office:value-type="float" office:value="32851" table:style-name="ce46">
            <text:p>32.851</text:p>
          </table:table-cell>
          <table:table-cell office:value-type="string" table:style-name="ce47">
            <text:p>-</text:p>
          </table:table-cell>
          <table:table-cell office:value-type="float" office:value="24895" table:style-name="ce46">
            <text:p>24.895</text:p>
          </table:table-cell>
          <table:table-cell office:value-type="string" table:style-name="ce47">
            <text:p>-</text:p>
          </table:table-cell>
          <table:table-cell office:value-type="float" office:value="1204" table:style-name="ce46">
            <text:p>1.204</text:p>
          </table:table-cell>
          <table:table-cell office:value-type="string" table:style-name="ce47">
            <text:p>-</text:p>
          </table:table-cell>
          <table:table-cell office:value-type="float" office:value="95248" table:style-name="ce46">
            <text:p>95.24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9" table:style-name="ce49">
            <text:p>29</text:p>
          </table:table-cell>
          <table:table-cell office:value-type="string" table:style-name="ce50">
            <text:p>-</text:p>
          </table:table-cell>
          <table:table-cell office:value-type="float" office:value="43" table:style-name="ce49">
            <text:p>43</text:p>
          </table:table-cell>
          <table:table-cell office:value-type="string" table:style-name="ce50">
            <text:p>-</text:p>
          </table:table-cell>
          <table:table-cell office:value-type="float" office:value="254" table:style-name="ce49">
            <text:p>254</text:p>
          </table:table-cell>
          <table:table-cell office:value-type="string" table:style-name="ce50">
            <text:p>-</text:p>
          </table:table-cell>
          <table:table-cell office:value-type="float" office:value="757" table:style-name="ce49">
            <text:p>757</text:p>
          </table:table-cell>
          <table:table-cell office:value-type="string" table:style-name="ce50">
            <text:p>-</text:p>
          </table:table-cell>
          <table:table-cell office:value-type="float" office:value="1480" table:style-name="ce49">
            <text:p>1.480</text:p>
          </table:table-cell>
          <table:table-cell office:value-type="string" table:style-name="ce50">
            <text:p>-</text:p>
          </table:table-cell>
          <table:table-cell office:value-type="float" office:value="1760" table:style-name="ce49">
            <text:p>1.760</text:p>
          </table:table-cell>
          <table:table-cell office:value-type="string" table:style-name="ce50">
            <text:p>-</text:p>
          </table:table-cell>
          <table:table-cell office:value-type="float" office:value="1475" table:style-name="ce49">
            <text:p>1.475</text:p>
          </table:table-cell>
          <table:table-cell office:value-type="string" table:style-name="ce50">
            <text:p>-</text:p>
          </table:table-cell>
          <table:table-cell office:value-type="float" office:value="184" table:style-name="ce49">
            <text:p>184</text:p>
          </table:table-cell>
          <table:table-cell office:value-type="string" table:style-name="ce50">
            <text:p>-</text:p>
          </table:table-cell>
          <table:table-cell office:value-type="float" office:value="5982" table:style-name="ce49">
            <text:p>5.982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2247" table:style-name="ce53">
            <text:p>2.942.247</text:p>
          </table:table-cell>
          <table:table-cell office:value-type="percentage" office:value="1" table:style-name="ce54">
            <text:p>100,0%</text:p>
          </table:table-cell>
          <table:table-cell office:value-type="float" office:value="3950735" table:style-name="ce53">
            <text:p>3.950.735</text:p>
          </table:table-cell>
          <table:table-cell office:value-type="percentage" office:value="0.99764901661471017" table:style-name="ce54">
            <text:p>99,8%</text:p>
          </table:table-cell>
          <table:table-cell office:value-type="float" office:value="5296003" table:style-name="ce53">
            <text:p>5.296.003</text:p>
          </table:table-cell>
          <table:table-cell office:value-type="percentage" office:value="0.99232094669163462" table:style-name="ce54">
            <text:p>99,2%</text:p>
          </table:table-cell>
          <table:table-cell office:value-type="float" office:value="6708682" table:style-name="ce53">
            <text:p>6.708.682</text:p>
          </table:table-cell>
          <table:table-cell office:value-type="percentage" office:value="0.95384474953883702" table:style-name="ce54">
            <text:p>95,4%</text:p>
          </table:table-cell>
          <table:table-cell office:value-type="float" office:value="7026813" table:style-name="ce53">
            <text:p>7.026.813</text:p>
          </table:table-cell>
          <table:table-cell office:value-type="percentage" office:value="0.89040131469155648" table:style-name="ce54">
            <text:p>89,0%</text:p>
          </table:table-cell>
          <table:table-cell office:value-type="float" office:value="4975914" table:style-name="ce53">
            <text:p>4.975.914</text:p>
          </table:table-cell>
          <table:table-cell office:value-type="percentage" office:value="0.79865042437864775" table:style-name="ce54">
            <text:p>79,9%</text:p>
          </table:table-cell>
          <table:table-cell office:value-type="float" office:value="4074241" table:style-name="ce53">
            <text:p>4.074.241</text:p>
          </table:table-cell>
          <table:table-cell office:value-type="percentage" office:value="0.8239712092285788" table:style-name="ce54">
            <text:p>82,4%</text:p>
          </table:table-cell>
          <table:table-cell office:value-type="float" office:value="3405143" table:style-name="ce53">
            <text:p>3.405.143</text:p>
          </table:table-cell>
          <table:table-cell office:value-type="percentage" office:value="0.8756538841140683" table:style-name="ce54">
            <text:p>87,6%</text:p>
          </table:table-cell>
          <table:table-cell office:value-type="float" office:value="38379778" table:style-name="ce53">
            <text:p>38.379.778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1120454981925736" table:style-name="ce54">
            <text:p>91,1%</text:p>
          </table:table-cell>
          <table:table-cell office:value-type="percentage" office:value="0.8088331923627412" table:style-name="ce54">
            <text:p>80,9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396" table:style-name="ce43">
            <text:p>429.396</text:p>
          </table:table-cell>
          <table:table-cell office:value-type="percentage" office:value="1" table:style-name="ce44">
            <text:p>100,0%</text:p>
          </table:table-cell>
          <table:table-cell office:value-type="float" office:value="650455" table:style-name="ce43">
            <text:p>650.455</text:p>
          </table:table-cell>
          <table:table-cell office:value-type="percentage" office:value="1" table:style-name="ce44">
            <text:p>100,0%</text:p>
          </table:table-cell>
          <table:table-cell office:value-type="float" office:value="923188" table:style-name="ce43">
            <text:p>923.188</text:p>
          </table:table-cell>
          <table:table-cell office:value-type="percentage" office:value="1.00768544785935" table:style-name="ce44">
            <text:p>100,8%</text:p>
          </table:table-cell>
          <table:table-cell office:value-type="float" office:value="1209374" table:style-name="ce43">
            <text:p>1.209.374</text:p>
          </table:table-cell>
          <table:table-cell office:value-type="percentage" office:value="0.95601100693190078" table:style-name="ce44">
            <text:p>95,6%</text:p>
          </table:table-cell>
          <table:table-cell office:value-type="float" office:value="1243438" table:style-name="ce43">
            <text:p>1.243.438</text:p>
          </table:table-cell>
          <table:table-cell office:value-type="percentage" office:value="0.89771527830922215" table:style-name="ce44">
            <text:p>89,8%</text:p>
          </table:table-cell>
          <table:table-cell office:value-type="float" office:value="917327" table:style-name="ce43">
            <text:p>917.327</text:p>
          </table:table-cell>
          <table:table-cell office:value-type="percentage" office:value="0.80451966599340297" table:style-name="ce44">
            <text:p>80,5%</text:p>
          </table:table-cell>
          <table:table-cell office:value-type="float" office:value="753322" table:style-name="ce43">
            <text:p>753.322</text:p>
          </table:table-cell>
          <table:table-cell office:value-type="percentage" office:value="0.81118198890458637" table:style-name="ce44">
            <text:p>81,1%</text:p>
          </table:table-cell>
          <table:table-cell office:value-type="float" office:value="662178" table:style-name="ce43">
            <text:p>662.178</text:p>
          </table:table-cell>
          <table:table-cell office:value-type="percentage" office:value="0.87949507708123309" table:style-name="ce44">
            <text:p>87,9%</text:p>
          </table:table-cell>
          <table:table-cell office:value-type="float" office:value="6788678" table:style-name="ce43">
            <text:p>6.788.678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099044213111291" table:style-name="ce44">
            <text:p>91,1%</text:p>
          </table:table-cell>
          <table:table-cell office:value-type="percentage" office:value="0.80202603583403498" table:style-name="ce44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260" table:style-name="ce46">
            <text:p>100.260</text:p>
          </table:table-cell>
          <table:table-cell office:value-type="percentage" office:value="1" table:style-name="ce47">
            <text:p>100,0%</text:p>
          </table:table-cell>
          <table:table-cell office:value-type="float" office:value="118819" table:style-name="ce46">
            <text:p>118.819</text:p>
          </table:table-cell>
          <table:table-cell office:value-type="percentage" office:value="0.99885671052078517" table:style-name="ce47">
            <text:p>99,9%</text:p>
          </table:table-cell>
          <table:table-cell office:value-type="float" office:value="152953" table:style-name="ce46">
            <text:p>152.953</text:p>
          </table:table-cell>
          <table:table-cell office:value-type="percentage" office:value="0.97816674873854459" table:style-name="ce47">
            <text:p>97,8%</text:p>
          </table:table-cell>
          <table:table-cell office:value-type="float" office:value="184581" table:style-name="ce46">
            <text:p>184.581</text:p>
          </table:table-cell>
          <table:table-cell office:value-type="percentage" office:value="0.93097656683445473" table:style-name="ce47">
            <text:p>93,1%</text:p>
          </table:table-cell>
          <table:table-cell office:value-type="float" office:value="186379" table:style-name="ce46">
            <text:p>186.379</text:p>
          </table:table-cell>
          <table:table-cell office:value-type="percentage" office:value="0.86710895446699821" table:style-name="ce47">
            <text:p>86,7%</text:p>
          </table:table-cell>
          <table:table-cell office:value-type="float" office:value="123932" table:style-name="ce46">
            <text:p>123.932</text:p>
          </table:table-cell>
          <table:table-cell office:value-type="percentage" office:value="0.75436738370889789" table:style-name="ce47">
            <text:p>75,4%</text:p>
          </table:table-cell>
          <table:table-cell office:value-type="float" office:value="102081" table:style-name="ce46">
            <text:p>102.081</text:p>
          </table:table-cell>
          <table:table-cell office:value-type="percentage" office:value="0.78282375135160009" table:style-name="ce47">
            <text:p>78,3%</text:p>
          </table:table-cell>
          <table:table-cell office:value-type="float" office:value="86628" table:style-name="ce46">
            <text:p>86.628</text:p>
          </table:table-cell>
          <table:table-cell office:value-type="percentage" office:value="0.84015944291962874" table:style-name="ce47">
            <text:p>84,0%</text:p>
          </table:table-cell>
          <table:table-cell office:value-type="float" office:value="1055633" table:style-name="ce46">
            <text:p>1.055.633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072881210057264" table:style-name="ce47">
            <text:p>89,1%</text:p>
          </table:table-cell>
          <table:table-cell office:value-type="percentage" office:value="0.79407262423169711" table:style-name="ce47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11" table:style-name="ce46">
            <text:p>88.211</text:p>
          </table:table-cell>
          <table:table-cell office:value-type="percentage" office:value="1" table:style-name="ce47">
            <text:p>100,0%</text:p>
          </table:table-cell>
          <table:table-cell office:value-type="float" office:value="113965" table:style-name="ce46">
            <text:p>113.965</text:p>
          </table:table-cell>
          <table:table-cell office:value-type="percentage" office:value="1" table:style-name="ce47">
            <text:p>100,0%</text:p>
          </table:table-cell>
          <table:table-cell office:value-type="float" office:value="147428" table:style-name="ce46">
            <text:p>147.428</text:p>
          </table:table-cell>
          <table:table-cell office:value-type="percentage" office:value="0.98513885547804236" table:style-name="ce47">
            <text:p>98,5%</text:p>
          </table:table-cell>
          <table:table-cell office:value-type="float" office:value="152597" table:style-name="ce46">
            <text:p>152.597</text:p>
          </table:table-cell>
          <table:table-cell office:value-type="percentage" office:value="0.93822127947370038" table:style-name="ce47">
            <text:p>93,8%</text:p>
          </table:table-cell>
          <table:table-cell office:value-type="float" office:value="149963" table:style-name="ce46">
            <text:p>149.963</text:p>
          </table:table-cell>
          <table:table-cell office:value-type="percentage" office:value="0.89801967747151079" table:style-name="ce47">
            <text:p>89,8%</text:p>
          </table:table-cell>
          <table:table-cell office:value-type="float" office:value="89791" table:style-name="ce46">
            <text:p>89.791</text:p>
          </table:table-cell>
          <table:table-cell office:value-type="percentage" office:value="0.78453661392211516" table:style-name="ce47">
            <text:p>78,5%</text:p>
          </table:table-cell>
          <table:table-cell office:value-type="float" office:value="65407" table:style-name="ce46">
            <text:p>65.407</text:p>
          </table:table-cell>
          <table:table-cell office:value-type="percentage" office:value="0.82677503760538984" table:style-name="ce47">
            <text:p>82,7%</text:p>
          </table:table-cell>
          <table:table-cell office:value-type="float" office:value="59801" table:style-name="ce46">
            <text:p>59.801</text:p>
          </table:table-cell>
          <table:table-cell office:value-type="percentage" office:value="0.93439062500000003" table:style-name="ce47">
            <text:p>93,4%</text:p>
          </table:table-cell>
          <table:table-cell office:value-type="float" office:value="867163" table:style-name="ce46">
            <text:p>867.163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851261394091833" table:style-name="ce47">
            <text:p>92,9%</text:p>
          </table:table-cell>
          <table:table-cell office:value-type="percentage" office:value="0.85117453748782868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083" table:style-name="ce46">
            <text:p>51.083</text:p>
          </table:table-cell>
          <table:table-cell office:value-type="percentage" office:value="1" table:style-name="ce47">
            <text:p>100,0%</text:p>
          </table:table-cell>
          <table:table-cell office:value-type="float" office:value="79062" table:style-name="ce46">
            <text:p>79.062</text:p>
          </table:table-cell>
          <table:table-cell office:value-type="percentage" office:value="0.98194147747031646" table:style-name="ce47">
            <text:p>98,2%</text:p>
          </table:table-cell>
          <table:table-cell office:value-type="float" office:value="110030" table:style-name="ce46">
            <text:p>110.030</text:p>
          </table:table-cell>
          <table:table-cell office:value-type="percentage" office:value="0.9385742678984228" table:style-name="ce47">
            <text:p>93,9%</text:p>
          </table:table-cell>
          <table:table-cell office:value-type="float" office:value="149747" table:style-name="ce46">
            <text:p>149.747</text:p>
          </table:table-cell>
          <table:table-cell office:value-type="percentage" office:value="0.90319487083602235" table:style-name="ce47">
            <text:p>90,3%</text:p>
          </table:table-cell>
          <table:table-cell office:value-type="float" office:value="167179" table:style-name="ce46">
            <text:p>167.179</text:p>
          </table:table-cell>
          <table:table-cell office:value-type="percentage" office:value="0.8108715053450517" table:style-name="ce47">
            <text:p>81,1%</text:p>
          </table:table-cell>
          <table:table-cell office:value-type="float" office:value="125976" table:style-name="ce46">
            <text:p>125.976</text:p>
          </table:table-cell>
          <table:table-cell office:value-type="percentage" office:value="0.69146536251214408" table:style-name="ce47">
            <text:p>69,1%</text:p>
          </table:table-cell>
          <table:table-cell office:value-type="float" office:value="96214" table:style-name="ce46">
            <text:p>96.214</text:p>
          </table:table-cell>
          <table:table-cell office:value-type="percentage" office:value="0.69749604906409945" table:style-name="ce47">
            <text:p>69,7%</text:p>
          </table:table-cell>
          <table:table-cell office:value-type="float" office:value="74374" table:style-name="ce46">
            <text:p>74.374</text:p>
          </table:table-cell>
          <table:table-cell office:value-type="percentage" office:value="0.7789484708839548" table:style-name="ce47">
            <text:p>77,9%</text:p>
          </table:table-cell>
          <table:table-cell office:value-type="float" office:value="853665" table:style-name="ce46">
            <text:p>853.665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490310349059348" table:style-name="ce47">
            <text:p>82,5%</text:p>
          </table:table-cell>
          <table:table-cell office:value-type="percentage" office:value="0.72866723628582131" table:style-name="ce47">
            <text:p>72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118" table:style-name="ce46">
            <text:p>92.118</text:p>
          </table:table-cell>
          <table:table-cell office:value-type="percentage" office:value="1" table:style-name="ce47">
            <text:p>100,0%</text:p>
          </table:table-cell>
          <table:table-cell office:value-type="float" office:value="150523" table:style-name="ce46">
            <text:p>150.523</text:p>
          </table:table-cell>
          <table:table-cell office:value-type="percentage" office:value="0.97406345652328663" table:style-name="ce47">
            <text:p>97,4%</text:p>
          </table:table-cell>
          <table:table-cell office:value-type="float" office:value="221447" table:style-name="ce46">
            <text:p>221.447</text:p>
          </table:table-cell>
          <table:table-cell office:value-type="percentage" office:value="0.94195889268881972" table:style-name="ce47">
            <text:p>94,2%</text:p>
          </table:table-cell>
          <table:table-cell office:value-type="float" office:value="319168" table:style-name="ce46">
            <text:p>319.168</text:p>
          </table:table-cell>
          <table:table-cell office:value-type="percentage" office:value="0.9105765280503948" table:style-name="ce47">
            <text:p>91,1%</text:p>
          </table:table-cell>
          <table:table-cell office:value-type="float" office:value="315131" table:style-name="ce46">
            <text:p>315.131</text:p>
          </table:table-cell>
          <table:table-cell office:value-type="percentage" office:value="0.8123524195460966" table:style-name="ce47">
            <text:p>81,2%</text:p>
          </table:table-cell>
          <table:table-cell office:value-type="float" office:value="224422" table:style-name="ce46">
            <text:p>224.422</text:p>
          </table:table-cell>
          <table:table-cell office:value-type="percentage" office:value="0.72176732039596825" table:style-name="ce47">
            <text:p>72,2%</text:p>
          </table:table-cell>
          <table:table-cell office:value-type="float" office:value="180799" table:style-name="ce46">
            <text:p>180.799</text:p>
          </table:table-cell>
          <table:table-cell office:value-type="percentage" office:value="0.71817452373007928" table:style-name="ce47">
            <text:p>71,8%</text:p>
          </table:table-cell>
          <table:table-cell office:value-type="float" office:value="147292" table:style-name="ce46">
            <text:p>147.292</text:p>
          </table:table-cell>
          <table:table-cell office:value-type="percentage" office:value="0.8192127788561544" table:style-name="ce47">
            <text:p>81,9%</text:p>
          </table:table-cell>
          <table:table-cell office:value-type="float" office:value="1650900" table:style-name="ce46">
            <text:p>1.650.900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196342872763508" table:style-name="ce47">
            <text:p>84,2%</text:p>
          </table:table-cell>
          <table:table-cell office:value-type="percentage" office:value="0.75870239784701132" table:style-name="ce47">
            <text:p>7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20" table:style-name="ce46">
            <text:p>42.120</text:p>
          </table:table-cell>
          <table:table-cell office:value-type="percentage" office:value="1" table:style-name="ce47">
            <text:p>100,0%</text:p>
          </table:table-cell>
          <table:table-cell office:value-type="float" office:value="55871" table:style-name="ce46">
            <text:p>55.871</text:p>
          </table:table-cell>
          <table:table-cell office:value-type="percentage" office:value="1" table:style-name="ce47">
            <text:p>100,0%</text:p>
          </table:table-cell>
          <table:table-cell office:value-type="float" office:value="76437" table:style-name="ce46">
            <text:p>76.437</text:p>
          </table:table-cell>
          <table:table-cell office:value-type="percentage" office:value="0.98826039175124447" table:style-name="ce47">
            <text:p>98,8%</text:p>
          </table:table-cell>
          <table:table-cell office:value-type="float" office:value="83875" table:style-name="ce46">
            <text:p>83.875</text:p>
          </table:table-cell>
          <table:table-cell office:value-type="percentage" office:value="0.93231737139300164" table:style-name="ce47">
            <text:p>93,2%</text:p>
          </table:table-cell>
          <table:table-cell office:value-type="float" office:value="87150" table:style-name="ce46">
            <text:p>87.150</text:p>
          </table:table-cell>
          <table:table-cell office:value-type="percentage" office:value="0.89138684040953675" table:style-name="ce47">
            <text:p>89,1%</text:p>
          </table:table-cell>
          <table:table-cell office:value-type="float" office:value="54477" table:style-name="ce46">
            <text:p>54.477</text:p>
          </table:table-cell>
          <table:table-cell office:value-type="percentage" office:value="0.77301945425907792" table:style-name="ce47">
            <text:p>77,3%</text:p>
          </table:table-cell>
          <table:table-cell office:value-type="float" office:value="40847" table:style-name="ce46">
            <text:p>40.847</text:p>
          </table:table-cell>
          <table:table-cell office:value-type="percentage" office:value="0.80877140877140874" table:style-name="ce47">
            <text:p>80,9%</text:p>
          </table:table-cell>
          <table:table-cell office:value-type="float" office:value="39372" table:style-name="ce46">
            <text:p>39.372</text:p>
          </table:table-cell>
          <table:table-cell office:value-type="percentage" office:value="0.89557127584559748" table:style-name="ce47">
            <text:p>89,6%</text:p>
          </table:table-cell>
          <table:table-cell office:value-type="float" office:value="480149" table:style-name="ce46">
            <text:p>480.149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609285535757556" table:style-name="ce47">
            <text:p>91,6%</text:p>
          </table:table-cell>
          <table:table-cell office:value-type="percentage" office:value="0.82371741535927812" table:style-name="ce47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492" table:style-name="ce46">
            <text:p>227.492</text:p>
          </table:table-cell>
          <table:table-cell office:value-type="percentage" office:value="1" table:style-name="ce47">
            <text:p>100,0%</text:p>
          </table:table-cell>
          <table:table-cell office:value-type="float" office:value="249780" table:style-name="ce46">
            <text:p>249.780</text:p>
          </table:table-cell>
          <table:table-cell office:value-type="percentage" office:value="1" table:style-name="ce47">
            <text:p>100,0%</text:p>
          </table:table-cell>
          <table:table-cell office:value-type="float" office:value="318958" table:style-name="ce46">
            <text:p>318.958</text:p>
          </table:table-cell>
          <table:table-cell office:value-type="percentage" office:value="1.0012022286745663" table:style-name="ce47">
            <text:p>100,1%</text:p>
          </table:table-cell>
          <table:table-cell office:value-type="float" office:value="349976" table:style-name="ce46">
            <text:p>349.976</text:p>
          </table:table-cell>
          <table:table-cell office:value-type="percentage" office:value="0.91815045582737587" table:style-name="ce47">
            <text:p>91,8%</text:p>
          </table:table-cell>
          <table:table-cell office:value-type="float" office:value="317419" table:style-name="ce46">
            <text:p>317.419</text:p>
          </table:table-cell>
          <table:table-cell office:value-type="percentage" office:value="0.87369840767399287" table:style-name="ce47">
            <text:p>87,4%</text:p>
          </table:table-cell>
          <table:table-cell office:value-type="float" office:value="208899" table:style-name="ce46">
            <text:p>208.899</text:p>
          </table:table-cell>
          <table:table-cell office:value-type="percentage" office:value="0.78010553321159293" table:style-name="ce47">
            <text:p>78,0%</text:p>
          </table:table-cell>
          <table:table-cell office:value-type="float" office:value="169008" table:style-name="ce46">
            <text:p>169.008</text:p>
          </table:table-cell>
          <table:table-cell office:value-type="percentage" office:value="0.80096300579130453" table:style-name="ce47">
            <text:p>80,1%</text:p>
          </table:table-cell>
          <table:table-cell office:value-type="float" office:value="137337" table:style-name="ce46">
            <text:p>137.337</text:p>
          </table:table-cell>
          <table:table-cell office:value-type="percentage" office:value="0.83062379794607544" table:style-name="ce47">
            <text:p>83,1%</text:p>
          </table:table-cell>
          <table:table-cell office:value-type="float" office:value="1978869" table:style-name="ce46">
            <text:p>1.978.869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930098660403913" table:style-name="ce47">
            <text:p>90,9%</text:p>
          </table:table-cell>
          <table:table-cell office:value-type="percentage" office:value="0.82627839450035445" table:style-name="ce47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771" table:style-name="ce46">
            <text:p>136.771</text:p>
          </table:table-cell>
          <table:table-cell office:value-type="percentage" office:value="1" table:style-name="ce47">
            <text:p>100,0%</text:p>
          </table:table-cell>
          <table:table-cell office:value-type="float" office:value="157569" table:style-name="ce46">
            <text:p>157.569</text:p>
          </table:table-cell>
          <table:table-cell office:value-type="percentage" office:value="0.99037089647456644" table:style-name="ce47">
            <text:p>99,0%</text:p>
          </table:table-cell>
          <table:table-cell office:value-type="float" office:value="216907" table:style-name="ce46">
            <text:p>216.907</text:p>
          </table:table-cell>
          <table:table-cell office:value-type="percentage" office:value="0.99296387174745016" table:style-name="ce47">
            <text:p>99,3%</text:p>
          </table:table-cell>
          <table:table-cell office:value-type="float" office:value="277992" table:style-name="ce46">
            <text:p>277.992</text:p>
          </table:table-cell>
          <table:table-cell office:value-type="percentage" office:value="0.90410370823278419" table:style-name="ce47">
            <text:p>90,4%</text:p>
          </table:table-cell>
          <table:table-cell office:value-type="float" office:value="276885" table:style-name="ce46">
            <text:p>276.885</text:p>
          </table:table-cell>
          <table:table-cell office:value-type="percentage" office:value="0.83751001950968673" table:style-name="ce47">
            <text:p>83,8%</text:p>
          </table:table-cell>
          <table:table-cell office:value-type="float" office:value="196408" table:style-name="ce46">
            <text:p>196.408</text:p>
          </table:table-cell>
          <table:table-cell office:value-type="percentage" office:value="0.73865085125667074" table:style-name="ce47">
            <text:p>73,9%</text:p>
          </table:table-cell>
          <table:table-cell office:value-type="float" office:value="163782" table:style-name="ce46">
            <text:p>163.782</text:p>
          </table:table-cell>
          <table:table-cell office:value-type="percentage" office:value="0.75098698237875361" table:style-name="ce47">
            <text:p>75,1%</text:p>
          </table:table-cell>
          <table:table-cell office:value-type="float" office:value="144294" table:style-name="ce46">
            <text:p>144.294</text:p>
          </table:table-cell>
          <table:table-cell office:value-type="percentage" office:value="0.82940933023704966" table:style-name="ce47">
            <text:p>82,9%</text:p>
          </table:table-cell>
          <table:table-cell office:value-type="float" office:value="1570608" table:style-name="ce46">
            <text:p>1.570.608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832258578138688" table:style-name="ce47">
            <text:p>86,8%</text:p>
          </table:table-cell>
          <table:table-cell office:value-type="percentage" office:value="0.76794048173767038" table:style-name="ce47">
            <text:p>76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733" table:style-name="ce46">
            <text:p>453.733</text:p>
          </table:table-cell>
          <table:table-cell office:value-type="percentage" office:value="1" table:style-name="ce47">
            <text:p>100,0%</text:p>
          </table:table-cell>
          <table:table-cell office:value-type="float" office:value="615138" table:style-name="ce46">
            <text:p>615.138</text:p>
          </table:table-cell>
          <table:table-cell office:value-type="percentage" office:value="0.96827600536446234" table:style-name="ce47">
            <text:p>96,8%</text:p>
          </table:table-cell>
          <table:table-cell office:value-type="float" office:value="789767" table:style-name="ce46">
            <text:p>789.767</text:p>
          </table:table-cell>
          <table:table-cell office:value-type="percentage" office:value="0.94291080058835886" table:style-name="ce47">
            <text:p>94,3%</text:p>
          </table:table-cell>
          <table:table-cell office:value-type="float" office:value="1018860" table:style-name="ce46">
            <text:p>1.018.860</text:p>
          </table:table-cell>
          <table:table-cell office:value-type="percentage" office:value="0.93320998736009086" table:style-name="ce47">
            <text:p>93,3%</text:p>
          </table:table-cell>
          <table:table-cell office:value-type="float" office:value="1119039" table:style-name="ce46">
            <text:p>1.119.039</text:p>
          </table:table-cell>
          <table:table-cell office:value-type="percentage" office:value="0.84984602298833112" table:style-name="ce47">
            <text:p>85,0%</text:p>
          </table:table-cell>
          <table:table-cell office:value-type="float" office:value="767121" table:style-name="ce46">
            <text:p>767.121</text:p>
          </table:table-cell>
          <table:table-cell office:value-type="percentage" office:value="0.73433162431125387" table:style-name="ce47">
            <text:p>73,4%</text:p>
          </table:table-cell>
          <table:table-cell office:value-type="float" office:value="628654" table:style-name="ce46">
            <text:p>628.654</text:p>
          </table:table-cell>
          <table:table-cell office:value-type="percentage" office:value="0.74934768486235526" table:style-name="ce47">
            <text:p>74,9%</text:p>
          </table:table-cell>
          <table:table-cell office:value-type="float" office:value="525791" table:style-name="ce46">
            <text:p>525.791</text:p>
          </table:table-cell>
          <table:table-cell office:value-type="percentage" office:value="0.80130790074462865" table:style-name="ce47">
            <text:p>80,1%</text:p>
          </table:table-cell>
          <table:table-cell office:value-type="float" office:value="5918103" table:style-name="ce46">
            <text:p>5.918.103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164717632739107" table:style-name="ce47">
            <text:p>86,2%</text:p>
          </table:table-cell>
          <table:table-cell office:value-type="percentage" office:value="0.7606347886807483" table:style-name="ce47">
            <text:p>76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595" table:style-name="ce46">
            <text:p>293.595</text:p>
          </table:table-cell>
          <table:table-cell office:value-type="percentage" office:value="1" table:style-name="ce47">
            <text:p>100,0%</text:p>
          </table:table-cell>
          <table:table-cell office:value-type="float" office:value="432264" table:style-name="ce46">
            <text:p>432.264</text:p>
          </table:table-cell>
          <table:table-cell office:value-type="percentage" office:value="0.98721514997876048" table:style-name="ce47">
            <text:p>98,7%</text:p>
          </table:table-cell>
          <table:table-cell office:value-type="float" office:value="566263" table:style-name="ce46">
            <text:p>566.263</text:p>
          </table:table-cell>
          <table:table-cell office:value-type="percentage" office:value="0.97509160915264981" table:style-name="ce47">
            <text:p>97,5%</text:p>
          </table:table-cell>
          <table:table-cell office:value-type="float" office:value="710688" table:style-name="ce46">
            <text:p>710.688</text:p>
          </table:table-cell>
          <table:table-cell office:value-type="percentage" office:value="0.94464426704096849" table:style-name="ce47">
            <text:p>94,5%</text:p>
          </table:table-cell>
          <table:table-cell office:value-type="float" office:value="746845" table:style-name="ce46">
            <text:p>746.845</text:p>
          </table:table-cell>
          <table:table-cell office:value-type="percentage" office:value="0.87700272901919707" table:style-name="ce47">
            <text:p>87,7%</text:p>
          </table:table-cell>
          <table:table-cell office:value-type="float" office:value="501641" table:style-name="ce46">
            <text:p>501.641</text:p>
          </table:table-cell>
          <table:table-cell office:value-type="percentage" office:value="0.77323166229678508" table:style-name="ce47">
            <text:p>77,3%</text:p>
          </table:table-cell>
          <table:table-cell office:value-type="float" office:value="414913" table:style-name="ce46">
            <text:p>414.913</text:p>
          </table:table-cell>
          <table:table-cell office:value-type="percentage" office:value="0.80389866040462987" table:style-name="ce47">
            <text:p>80,4%</text:p>
          </table:table-cell>
          <table:table-cell office:value-type="float" office:value="363695" table:style-name="ce46">
            <text:p>363.695</text:p>
          </table:table-cell>
          <table:table-cell office:value-type="percentage" office:value="0.85669833298392817" table:style-name="ce47">
            <text:p>85,7%</text:p>
          </table:table-cell>
          <table:table-cell office:value-type="float" office:value="4029904" table:style-name="ce46">
            <text:p>4.029.904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783687452642436" table:style-name="ce47">
            <text:p>89,8%</text:p>
          </table:table-cell>
          <table:table-cell office:value-type="percentage" office:value="0.79684056066483788" table:style-name="ce47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58" table:style-name="ce46">
            <text:p>77.558</text:p>
          </table:table-cell>
          <table:table-cell office:value-type="percentage" office:value="1" table:style-name="ce47">
            <text:p>100,0%</text:p>
          </table:table-cell>
          <table:table-cell office:value-type="float" office:value="95568" table:style-name="ce46">
            <text:p>95.568</text:p>
          </table:table-cell>
          <table:table-cell office:value-type="percentage" office:value="1" table:style-name="ce47">
            <text:p>100,0%</text:p>
          </table:table-cell>
          <table:table-cell office:value-type="float" office:value="131814" table:style-name="ce46">
            <text:p>131.814</text:p>
          </table:table-cell>
          <table:table-cell office:value-type="percentage" office:value="1.052012418493659" table:style-name="ce47">
            <text:p>105,2%</text:p>
          </table:table-cell>
          <table:table-cell office:value-type="float" office:value="160517" table:style-name="ce46">
            <text:p>160.517</text:p>
          </table:table-cell>
          <table:table-cell office:value-type="percentage" office:value="0.94859233169440238" table:style-name="ce47">
            <text:p>94,9%</text:p>
          </table:table-cell>
          <table:table-cell office:value-type="float" office:value="144769" table:style-name="ce46">
            <text:p>144.769</text:p>
          </table:table-cell>
          <table:table-cell office:value-type="percentage" office:value="0.90767677780982359" table:style-name="ce47">
            <text:p>90,8%</text:p>
          </table:table-cell>
          <table:table-cell office:value-type="float" office:value="111225" table:style-name="ce46">
            <text:p>111.225</text:p>
          </table:table-cell>
          <table:table-cell office:value-type="percentage" office:value="0.83327714471939407" table:style-name="ce47">
            <text:p>83,3%</text:p>
          </table:table-cell>
          <table:table-cell office:value-type="float" office:value="91199" table:style-name="ce46">
            <text:p>91.199</text:p>
          </table:table-cell>
          <table:table-cell office:value-type="percentage" office:value="0.80479174020472999" table:style-name="ce47">
            <text:p>80,5%</text:p>
          </table:table-cell>
          <table:table-cell office:value-type="float" office:value="75750" table:style-name="ce46">
            <text:p>75.750</text:p>
          </table:table-cell>
          <table:table-cell office:value-type="percentage" office:value="0.89380530973451322" table:style-name="ce47">
            <text:p>89,4%</text:p>
          </table:table-cell>
          <table:table-cell office:value-type="float" office:value="888400" table:style-name="ce46">
            <text:p>888.400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178678821988237" table:style-name="ce47">
            <text:p>93,2%</text:p>
          </table:table-cell>
          <table:table-cell office:value-type="percentage" office:value="0.83497260774802695" table:style-name="ce47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875" table:style-name="ce46">
            <text:p>240.875</text:p>
          </table:table-cell>
          <table:table-cell office:value-type="percentage" office:value="1" table:style-name="ce47">
            <text:p>100,0%</text:p>
          </table:table-cell>
          <table:table-cell office:value-type="float" office:value="290300" table:style-name="ce46">
            <text:p>290.300</text:p>
          </table:table-cell>
          <table:table-cell office:value-type="percentage" office:value="1" table:style-name="ce47">
            <text:p>100,0%</text:p>
          </table:table-cell>
          <table:table-cell office:value-type="float" office:value="345433" table:style-name="ce46">
            <text:p>345.433</text:p>
          </table:table-cell>
          <table:table-cell office:value-type="percentage" office:value="0.99569361854222938" table:style-name="ce47">
            <text:p>99,6%</text:p>
          </table:table-cell>
          <table:table-cell office:value-type="float" office:value="389623" table:style-name="ce46">
            <text:p>389.623</text:p>
          </table:table-cell>
          <table:table-cell office:value-type="percentage" office:value="0.95992500412674397" table:style-name="ce47">
            <text:p>96,0%</text:p>
          </table:table-cell>
          <table:table-cell office:value-type="float" office:value="406327" table:style-name="ce46">
            <text:p>406.327</text:p>
          </table:table-cell>
          <table:table-cell office:value-type="percentage" office:value="0.91675935932638575" table:style-name="ce47">
            <text:p>91,7%</text:p>
          </table:table-cell>
          <table:table-cell office:value-type="float" office:value="261465" table:style-name="ce46">
            <text:p>261.465</text:p>
          </table:table-cell>
          <table:table-cell office:value-type="percentage" office:value="0.80846794142383616" table:style-name="ce47">
            <text:p>80,8%</text:p>
          </table:table-cell>
          <table:table-cell office:value-type="float" office:value="195923" table:style-name="ce46">
            <text:p>195.923</text:p>
          </table:table-cell>
          <table:table-cell office:value-type="percentage" office:value="0.84822128226997029" table:style-name="ce47">
            <text:p>84,8%</text:p>
          </table:table-cell>
          <table:table-cell office:value-type="float" office:value="167065" table:style-name="ce46">
            <text:p>167.065</text:p>
          </table:table-cell>
          <table:table-cell office:value-type="percentage" office:value="0.92810279600237766" table:style-name="ce47">
            <text:p>92,8%</text:p>
          </table:table-cell>
          <table:table-cell office:value-type="float" office:value="2297011" table:style-name="ce46">
            <text:p>2.297.01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58377704270977" table:style-name="ce47">
            <text:p>93,6%</text:p>
          </table:table-cell>
          <table:table-cell office:value-type="percentage" office:value="0.85017205075543556" table:style-name="ce47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78" table:style-name="ce46">
            <text:p>23.178</text:p>
          </table:table-cell>
          <table:table-cell office:value-type="percentage" office:value="1" table:style-name="ce47">
            <text:p>100,0%</text:p>
          </table:table-cell>
          <table:table-cell office:value-type="float" office:value="28576" table:style-name="ce46">
            <text:p>28.576</text:p>
          </table:table-cell>
          <table:table-cell office:value-type="percentage" office:value="1" table:style-name="ce47">
            <text:p>100,0%</text:p>
          </table:table-cell>
          <table:table-cell office:value-type="float" office:value="37553" table:style-name="ce46">
            <text:p>37.553</text:p>
          </table:table-cell>
          <table:table-cell office:value-type="percentage" office:value="0.99562543082878197" table:style-name="ce47">
            <text:p>99,6%</text:p>
          </table:table-cell>
          <table:table-cell office:value-type="float" office:value="44890" table:style-name="ce46">
            <text:p>44.890</text:p>
          </table:table-cell>
          <table:table-cell office:value-type="percentage" office:value="0.9418009399127224" table:style-name="ce47">
            <text:p>94,2%</text:p>
          </table:table-cell>
          <table:table-cell office:value-type="float" office:value="47040" table:style-name="ce46">
            <text:p>47.040</text:p>
          </table:table-cell>
          <table:table-cell office:value-type="percentage" office:value="0.88843560541673749" table:style-name="ce47">
            <text:p>88,8%</text:p>
          </table:table-cell>
          <table:table-cell office:value-type="float" office:value="30794" table:style-name="ce46">
            <text:p>30.794</text:p>
          </table:table-cell>
          <table:table-cell office:value-type="percentage" office:value="0.78318370253566982" table:style-name="ce47">
            <text:p>78,3%</text:p>
          </table:table-cell>
          <table:table-cell office:value-type="float" office:value="23708" table:style-name="ce46">
            <text:p>23.708</text:p>
          </table:table-cell>
          <table:table-cell office:value-type="percentage" office:value="0.77838334756057526" table:style-name="ce47">
            <text:p>77,8%</text:p>
          </table:table-cell>
          <table:table-cell office:value-type="float" office:value="21687" table:style-name="ce46">
            <text:p>21.687</text:p>
          </table:table-cell>
          <table:table-cell office:value-type="percentage" office:value="0.84940466865110453" table:style-name="ce47">
            <text:p>84,9%</text:p>
          </table:table-cell>
          <table:table-cell office:value-type="float" office:value="257426" table:style-name="ce46">
            <text:p>257.426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652533718350525" table:style-name="ce47">
            <text:p>90,7%</text:p>
          </table:table-cell>
          <table:table-cell office:value-type="percentage" office:value="0.80467250573591653" table:style-name="ce47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788" table:style-name="ce46">
            <text:p>371.788</text:p>
          </table:table-cell>
          <table:table-cell office:value-type="percentage" office:value="1" table:style-name="ce47">
            <text:p>100,0%</text:p>
          </table:table-cell>
          <table:table-cell office:value-type="float" office:value="510115" table:style-name="ce46">
            <text:p>510.115</text:p>
          </table:table-cell>
          <table:table-cell office:value-type="percentage" office:value="0.96965106133846313" table:style-name="ce47">
            <text:p>97,0%</text:p>
          </table:table-cell>
          <table:table-cell office:value-type="float" office:value="678269" table:style-name="ce46">
            <text:p>678.269</text:p>
          </table:table-cell>
          <table:table-cell office:value-type="percentage" office:value="0.96437767569096988" table:style-name="ce47">
            <text:p>96,4%</text:p>
          </table:table-cell>
          <table:table-cell office:value-type="float" office:value="937594" table:style-name="ce46">
            <text:p>937.594</text:p>
          </table:table-cell>
          <table:table-cell office:value-type="percentage" office:value="0.96382646489504853" table:style-name="ce47">
            <text:p>96,4%</text:p>
          </table:table-cell>
          <table:table-cell office:value-type="float" office:value="1021615" table:style-name="ce46">
            <text:p>1.021.615</text:p>
          </table:table-cell>
          <table:table-cell office:value-type="percentage" office:value="0.87619246104748749" table:style-name="ce47">
            <text:p>87,6%</text:p>
          </table:table-cell>
          <table:table-cell office:value-type="float" office:value="736290" table:style-name="ce46">
            <text:p>736.290</text:p>
          </table:table-cell>
          <table:table-cell office:value-type="percentage" office:value="0.77533591676845959" table:style-name="ce47">
            <text:p>77,5%</text:p>
          </table:table-cell>
          <table:table-cell office:value-type="float" office:value="588800" table:style-name="ce46">
            <text:p>588.800</text:p>
          </table:table-cell>
          <table:table-cell office:value-type="percentage" office:value="0.79302333411899395" table:style-name="ce47">
            <text:p>79,3%</text:p>
          </table:table-cell>
          <table:table-cell office:value-type="float" office:value="451005" table:style-name="ce46">
            <text:p>451.005</text:p>
          </table:table-cell>
          <table:table-cell office:value-type="percentage" office:value="0.81476202347789328" table:style-name="ce47">
            <text:p>81,5%</text:p>
          </table:table-cell>
          <table:table-cell office:value-type="float" office:value="5295476" table:style-name="ce46">
            <text:p>5.295.476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583670252797908" table:style-name="ce47">
            <text:p>88,6%</text:p>
          </table:table-cell>
          <table:table-cell office:value-type="percentage" office:value="0.78105656022636361" table:style-name="ce47">
            <text:p>78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247" table:style-name="ce46">
            <text:p>73.247</text:p>
          </table:table-cell>
          <table:table-cell office:value-type="percentage" office:value="1" table:style-name="ce47">
            <text:p>100,0%</text:p>
          </table:table-cell>
          <table:table-cell office:value-type="float" office:value="102577" table:style-name="ce46">
            <text:p>102.577</text:p>
          </table:table-cell>
          <table:table-cell office:value-type="percentage" office:value="0.99687071788841486" table:style-name="ce47">
            <text:p>99,7%</text:p>
          </table:table-cell>
          <table:table-cell office:value-type="float" office:value="146133" table:style-name="ce46">
            <text:p>146.133</text:p>
          </table:table-cell>
          <table:table-cell office:value-type="percentage" office:value="0.99471781851350161" table:style-name="ce47">
            <text:p>99,5%</text:p>
          </table:table-cell>
          <table:table-cell office:value-type="float" office:value="205539" table:style-name="ce46">
            <text:p>205.539</text:p>
          </table:table-cell>
          <table:table-cell office:value-type="percentage" office:value="0.96381344487376674" table:style-name="ce47">
            <text:p>96,4%</text:p>
          </table:table-cell>
          <table:table-cell office:value-type="float" office:value="228167" table:style-name="ce46">
            <text:p>228.167</text:p>
          </table:table-cell>
          <table:table-cell office:value-type="percentage" office:value="0.89774037307648424" table:style-name="ce47">
            <text:p>89,8%</text:p>
          </table:table-cell>
          <table:table-cell office:value-type="float" office:value="163590" table:style-name="ce46">
            <text:p>163.590</text:p>
          </table:table-cell>
          <table:table-cell office:value-type="percentage" office:value="0.78271603756883867" table:style-name="ce47">
            <text:p>78,3%</text:p>
          </table:table-cell>
          <table:table-cell office:value-type="float" office:value="136951" table:style-name="ce46">
            <text:p>136.951</text:p>
          </table:table-cell>
          <table:table-cell office:value-type="percentage" office:value="0.79508034926385207" table:style-name="ce47">
            <text:p>79,5%</text:p>
          </table:table-cell>
          <table:table-cell office:value-type="float" office:value="118000" table:style-name="ce46">
            <text:p>118.000</text:p>
          </table:table-cell>
          <table:table-cell office:value-type="percentage" office:value="0.83160669231961892" table:style-name="ce47">
            <text:p>83,2%</text:p>
          </table:table-cell>
          <table:table-cell office:value-type="float" office:value="1174204" table:style-name="ce46">
            <text:p>1.174.204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9624520183767042" table:style-name="ce47">
            <text:p>89,6%</text:p>
          </table:table-cell>
          <table:table-cell office:value-type="percentage" office:value="0.77697483740291984" table:style-name="ce47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49" table:style-name="ce46">
            <text:p>42.149</text:p>
          </table:table-cell>
          <table:table-cell office:value-type="percentage" office:value="1" table:style-name="ce47">
            <text:p>100,0%</text:p>
          </table:table-cell>
          <table:table-cell office:value-type="float" office:value="55777" table:style-name="ce46">
            <text:p>55.777</text:p>
          </table:table-cell>
          <table:table-cell office:value-type="percentage" office:value="0.9997311442500717" table:style-name="ce47">
            <text:p>100,0%</text:p>
          </table:table-cell>
          <table:table-cell office:value-type="float" office:value="71791" table:style-name="ce46">
            <text:p>71.791</text:p>
          </table:table-cell>
          <table:table-cell office:value-type="percentage" office:value="0.97219814744596722" table:style-name="ce47">
            <text:p>97,2%</text:p>
          </table:table-cell>
          <table:table-cell office:value-type="float" office:value="91495" table:style-name="ce46">
            <text:p>91.495</text:p>
          </table:table-cell>
          <table:table-cell office:value-type="percentage" office:value="0.94623244461910772" table:style-name="ce47">
            <text:p>94,6%</text:p>
          </table:table-cell>
          <table:table-cell office:value-type="float" office:value="94828" table:style-name="ce46">
            <text:p>94.828</text:p>
          </table:table-cell>
          <table:table-cell office:value-type="percentage" office:value="0.87802077739301121" table:style-name="ce47">
            <text:p>87,8%</text:p>
          </table:table-cell>
          <table:table-cell office:value-type="float" office:value="63502" table:style-name="ce46">
            <text:p>63.502</text:p>
          </table:table-cell>
          <table:table-cell office:value-type="percentage" office:value="0.78068870557283532" table:style-name="ce47">
            <text:p>78,1%</text:p>
          </table:table-cell>
          <table:table-cell office:value-type="float" office:value="56375" table:style-name="ce46">
            <text:p>56.375</text:p>
          </table:table-cell>
          <table:table-cell office:value-type="percentage" office:value="0.82749864224169567" table:style-name="ce47">
            <text:p>82,7%</text:p>
          </table:table-cell>
          <table:table-cell office:value-type="float" office:value="49072" table:style-name="ce46">
            <text:p>49.072</text:p>
          </table:table-cell>
          <table:table-cell office:value-type="percentage" office:value="0.87025608285450806" table:style-name="ce47">
            <text:p>87,0%</text:p>
          </table:table-cell>
          <table:table-cell office:value-type="float" office:value="524989" table:style-name="ce46">
            <text:p>524.989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304530458206189" table:style-name="ce47">
            <text:p>90,3%</text:p>
          </table:table-cell>
          <table:table-cell office:value-type="percentage" office:value="0.79399785540466761" table:style-name="ce47">
            <text:p>79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014" table:style-name="ce46">
            <text:p>162.014</text:p>
          </table:table-cell>
          <table:table-cell office:value-type="percentage" office:value="1.0257296612852169" table:style-name="ce47">
            <text:p>102,6%</text:p>
          </table:table-cell>
          <table:table-cell office:value-type="float" office:value="212237" table:style-name="ce46">
            <text:p>212.237</text:p>
          </table:table-cell>
          <table:table-cell office:value-type="percentage" office:value="0.99603906495651884" table:style-name="ce47">
            <text:p>99,6%</text:p>
          </table:table-cell>
          <table:table-cell office:value-type="float" office:value="273348" table:style-name="ce46">
            <text:p>273.348</text:p>
          </table:table-cell>
          <table:table-cell office:value-type="percentage" office:value="0.97582813018752745" table:style-name="ce47">
            <text:p>97,6%</text:p>
          </table:table-cell>
          <table:table-cell office:value-type="float" office:value="321226" table:style-name="ce46">
            <text:p>321.226</text:p>
          </table:table-cell>
          <table:table-cell office:value-type="percentage" office:value="0.9448462690123155" table:style-name="ce47">
            <text:p>94,5%</text:p>
          </table:table-cell>
          <table:table-cell office:value-type="float" office:value="317353" table:style-name="ce46">
            <text:p>317.353</text:p>
          </table:table-cell>
          <table:table-cell office:value-type="percentage" office:value="0.87634377424868759" table:style-name="ce47">
            <text:p>87,6%</text:p>
          </table:table-cell>
          <table:table-cell office:value-type="float" office:value="199907" table:style-name="ce46">
            <text:p>199.907</text:p>
          </table:table-cell>
          <table:table-cell office:value-type="percentage" office:value="0.76727066165661717" table:style-name="ce47">
            <text:p>76,7%</text:p>
          </table:table-cell>
          <table:table-cell office:value-type="float" office:value="161938" table:style-name="ce46">
            <text:p>161.938</text:p>
          </table:table-cell>
          <table:table-cell office:value-type="percentage" office:value="0.80352694830648919" table:style-name="ce47">
            <text:p>80,4%</text:p>
          </table:table-cell>
          <table:table-cell office:value-type="float" office:value="145885" table:style-name="ce46">
            <text:p>145.885</text:p>
          </table:table-cell>
          <table:table-cell office:value-type="percentage" office:value="0.86524204358089274" table:style-name="ce47">
            <text:p>86,5%</text:p>
          </table:table-cell>
          <table:table-cell office:value-type="float" office:value="1793908" table:style-name="ce46">
            <text:p>1.793.908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421347790737938" table:style-name="ce47">
            <text:p>90,4%</text:p>
          </table:table-cell>
          <table:table-cell office:value-type="percentage" office:value="0.80788325533302352" table:style-name="ce47">
            <text:p>80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1" table:style-name="ce46">
            <text:p>2.371</text:p>
          </table:table-cell>
          <table:table-cell office:value-type="percentage" office:value="0.91017274472168908" table:style-name="ce47">
            <text:p>91,0%</text:p>
          </table:table-cell>
          <table:table-cell office:value-type="float" office:value="3845" table:style-name="ce46">
            <text:p>3.845</text:p>
          </table:table-cell>
          <table:table-cell office:value-type="percentage" office:value="0.89045854562297355" table:style-name="ce47">
            <text:p>89,0%</text:p>
          </table:table-cell>
          <table:table-cell office:value-type="float" office:value="7541" table:style-name="ce46">
            <text:p>7.541</text:p>
          </table:table-cell>
          <table:table-cell office:value-type="percentage" office:value="0.95978108692885322" table:style-name="ce47">
            <text:p>96,0%</text:p>
          </table:table-cell>
          <table:table-cell office:value-type="float" office:value="10486" table:style-name="ce46">
            <text:p>10.486</text:p>
          </table:table-cell>
          <table:table-cell office:value-type="percentage" office:value="0.90740740740740744" table:style-name="ce47">
            <text:p>90,7%</text:p>
          </table:table-cell>
          <table:table-cell office:value-type="float" office:value="10979" table:style-name="ce46">
            <text:p>10.979</text:p>
          </table:table-cell>
          <table:table-cell office:value-type="percentage" office:value="0.86845435848758112" table:style-name="ce47">
            <text:p>86,8%</text:p>
          </table:table-cell>
          <table:table-cell office:value-type="float" office:value="8957" table:style-name="ce46">
            <text:p>8.957</text:p>
          </table:table-cell>
          <table:table-cell office:value-type="percentage" office:value="0.75306877417185136" table:style-name="ce47">
            <text:p>75,3%</text:p>
          </table:table-cell>
          <table:table-cell office:value-type="float" office:value="8634" table:style-name="ce46">
            <text:p>8.634</text:p>
          </table:table-cell>
          <table:table-cell office:value-type="percentage" office:value="0.78727090361995078" table:style-name="ce47">
            <text:p>78,7%</text:p>
          </table:table-cell>
          <table:table-cell office:value-type="float" office:value="7949" table:style-name="ce46">
            <text:p>7.949</text:p>
          </table:table-cell>
          <table:table-cell office:value-type="percentage" office:value="0.87102783256629412" table:style-name="ce47">
            <text:p>87,1%</text:p>
          </table:table-cell>
          <table:table-cell office:value-type="float" office:value="60762" table:style-name="ce46">
            <text:p>60.762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622489959839354" table:style-name="ce47">
            <text:p>85,6%</text:p>
          </table:table-cell>
          <table:table-cell office:value-type="percentage" office:value="0.72162181420868865" table:style-name="ce47">
            <text:p>72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35" table:style-name="ce46">
            <text:p>2.035</text:p>
          </table:table-cell>
          <table:table-cell office:value-type="percentage" office:value="0.86632609621115364" table:style-name="ce47">
            <text:p>86,6%</text:p>
          </table:table-cell>
          <table:table-cell office:value-type="float" office:value="3342" table:style-name="ce46">
            <text:p>3.342</text:p>
          </table:table-cell>
          <table:table-cell office:value-type="percentage" office:value="0.891675560298826" table:style-name="ce47">
            <text:p>89,2%</text:p>
          </table:table-cell>
          <table:table-cell office:value-type="float" office:value="7288" table:style-name="ce46">
            <text:p>7.288</text:p>
          </table:table-cell>
          <table:table-cell office:value-type="percentage" office:value="0.93113581193305228" table:style-name="ce47">
            <text:p>93,1%</text:p>
          </table:table-cell>
          <table:table-cell office:value-type="float" office:value="9856" table:style-name="ce46">
            <text:p>9.856</text:p>
          </table:table-cell>
          <table:table-cell office:value-type="percentage" office:value="0.87228958314895122" table:style-name="ce47">
            <text:p>87,2%</text:p>
          </table:table-cell>
          <table:table-cell office:value-type="float" office:value="10278" table:style-name="ce46">
            <text:p>10.278</text:p>
          </table:table-cell>
          <table:table-cell office:value-type="percentage" office:value="0.8563572737877021" table:style-name="ce47">
            <text:p>85,6%</text:p>
          </table:table-cell>
          <table:table-cell office:value-type="float" office:value="8678" table:style-name="ce46">
            <text:p>8.678</text:p>
          </table:table-cell>
          <table:table-cell office:value-type="percentage" office:value="0.71523942965466081" table:style-name="ce47">
            <text:p>71,5%</text:p>
          </table:table-cell>
          <table:table-cell office:value-type="float" office:value="8511" table:style-name="ce46">
            <text:p>8.511</text:p>
          </table:table-cell>
          <table:table-cell office:value-type="percentage" office:value="0.70954564401834097" table:style-name="ce47">
            <text:p>71,0%</text:p>
          </table:table-cell>
          <table:table-cell office:value-type="float" office:value="7823" table:style-name="ce46">
            <text:p>7.823</text:p>
          </table:table-cell>
          <table:table-cell office:value-type="percentage" office:value="0.81710883643200338" table:style-name="ce47">
            <text:p>81,7%</text:p>
          </table:table-cell>
          <table:table-cell office:value-type="float" office:value="57811" table:style-name="ce46">
            <text:p>57.811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507747402258657" table:style-name="ce47">
            <text:p>81,5%</text:p>
          </table:table-cell>
          <table:table-cell office:value-type="percentage" office:value="0.66391428177683864" table:style-name="ce47">
            <text:p>66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35" table:style-name="ce46">
            <text:p>3.535</text:p>
          </table:table-cell>
          <table:table-cell office:value-type="string" table:style-name="ce47">
            <text:p>-</text:p>
          </table:table-cell>
          <table:table-cell office:value-type="float" office:value="9182" table:style-name="ce46">
            <text:p>9.182</text:p>
          </table:table-cell>
          <table:table-cell office:value-type="string" table:style-name="ce47">
            <text:p>-</text:p>
          </table:table-cell>
          <table:table-cell office:value-type="float" office:value="21313" table:style-name="ce46">
            <text:p>21.313</text:p>
          </table:table-cell>
          <table:table-cell office:value-type="string" table:style-name="ce47">
            <text:p>-</text:p>
          </table:table-cell>
          <table:table-cell office:value-type="float" office:value="30885" table:style-name="ce46">
            <text:p>30.885</text:p>
          </table:table-cell>
          <table:table-cell office:value-type="string" table:style-name="ce47">
            <text:p>-</text:p>
          </table:table-cell>
          <table:table-cell office:value-type="float" office:value="22958" table:style-name="ce46">
            <text:p>22.958</text:p>
          </table:table-cell>
          <table:table-cell office:value-type="string" table:style-name="ce47">
            <text:p>-</text:p>
          </table:table-cell>
          <table:table-cell office:value-type="float" office:value="1190" table:style-name="ce46">
            <text:p>1.190</text:p>
          </table:table-cell>
          <table:table-cell office:value-type="string" table:style-name="ce47">
            <text:p>-</text:p>
          </table:table-cell>
          <table:table-cell office:value-type="float" office:value="89105" table:style-name="ce46">
            <text:p>89.10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2" table:style-name="ce49">
            <text:p>232</text:p>
          </table:table-cell>
          <table:table-cell office:value-type="string" table:style-name="ce50">
            <text:p>-</text:p>
          </table:table-cell>
          <table:table-cell office:value-type="float" office:value="726" table:style-name="ce49">
            <text:p>726</text:p>
          </table:table-cell>
          <table:table-cell office:value-type="string" table:style-name="ce50">
            <text:p>-</text:p>
          </table:table-cell>
          <table:table-cell office:value-type="float" office:value="1407" table:style-name="ce49">
            <text:p>1.407</text:p>
          </table:table-cell>
          <table:table-cell office:value-type="string" table:style-name="ce50">
            <text:p>-</text:p>
          </table:table-cell>
          <table:table-cell office:value-type="float" office:value="1672" table:style-name="ce49">
            <text:p>1.672</text:p>
          </table:table-cell>
          <table:table-cell office:value-type="string" table:style-name="ce50">
            <text:p>-</text:p>
          </table:table-cell>
          <table:table-cell office:value-type="float" office:value="1402" table:style-name="ce49">
            <text:p>1.402</text:p>
          </table:table-cell>
          <table:table-cell office:value-type="string" table:style-name="ce50">
            <text:p>-</text:p>
          </table:table-cell>
          <table:table-cell office:value-type="float" office:value="167" table:style-name="ce49">
            <text:p>167</text:p>
          </table:table-cell>
          <table:table-cell office:value-type="string" table:style-name="ce50">
            <text:p>-</text:p>
          </table:table-cell>
          <table:table-cell office:value-type="float" office:value="5674" table:style-name="ce49">
            <text:p>5.674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0044" table:style-name="ce53">
            <text:p>2.910.044</text:p>
          </table:table-cell>
          <table:table-cell office:value-type="percentage" office:value="1" table:style-name="ce54">
            <text:p>100,0%</text:p>
          </table:table-cell>
          <table:table-cell office:value-type="float" office:value="3925843" table:style-name="ce53">
            <text:p>3.925.843</text:p>
          </table:table-cell>
          <table:table-cell office:value-type="percentage" office:value="0.99136322945825106" table:style-name="ce54">
            <text:p>99,1%</text:p>
          </table:table-cell>
          <table:table-cell office:value-type="float" office:value="5226315" table:style-name="ce53">
            <text:p>5.226.315</text:p>
          </table:table-cell>
          <table:table-cell office:value-type="percentage" office:value="0.97926338948612568" table:style-name="ce54">
            <text:p>97,9%</text:p>
          </table:table-cell>
          <table:table-cell office:value-type="float" office:value="6637992" table:style-name="ce53">
            <text:p>6.637.992</text:p>
          </table:table-cell>
          <table:table-cell office:value-type="percentage" office:value="0.94379399957857657" table:style-name="ce54">
            <text:p>94,4%</text:p>
          </table:table-cell>
          <table:table-cell office:value-type="float" office:value="6913504" table:style-name="ce53">
            <text:p>6.913.504</text:p>
          </table:table-cell>
          <table:table-cell office:value-type="percentage" office:value="0.87604338563233919" table:style-name="ce54">
            <text:p>87,6%</text:p>
          </table:table-cell>
          <table:table-cell office:value-type="float" office:value="4826959" table:style-name="ce53">
            <text:p>4.826.959</text:p>
          </table:table-cell>
          <table:table-cell office:value-type="percentage" office:value="0.77474266110875978" table:style-name="ce54">
            <text:p>77,5%</text:p>
          </table:table-cell>
          <table:table-cell office:value-type="float" office:value="3911426" table:style-name="ce53">
            <text:p>3.911.426</text:p>
          </table:table-cell>
          <table:table-cell office:value-type="percentage" office:value="0.7910436351281388" table:style-name="ce54">
            <text:p>79,1%</text:p>
          </table:table-cell>
          <table:table-cell office:value-type="float" office:value="3286355" table:style-name="ce53">
            <text:p>3.286.355</text:p>
          </table:table-cell>
          <table:table-cell office:value-type="percentage" office:value="0.84510680471501165" table:style-name="ce54">
            <text:p>84,5%</text:p>
          </table:table-cell>
          <table:table-cell office:value-type="float" office:value="37638438" table:style-name="ce53">
            <text:p>37.638.438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360381276019962" table:style-name="ce54">
            <text:p>89,4%</text:p>
          </table:table-cell>
          <table:table-cell office:value-type="percentage" office:value="0.79320985033022107" table:style-name="ce54">
            <text:p>79,3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2-02T13:23:43Z</dc:date>
  </office:meta>
</office:document-meta>
</file>